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561in"/>
    </style:style>
    <style:style style:name="co7" style:family="table-column">
      <style:table-column-properties fo:break-before="auto" style:column-width="2.016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48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4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ivot_20_Table_5f_Sheet1_5f_2">
      <style:table-properties table:display="true" style:writing-mode="lr-tb"/>
    </style:style>
    <style:style style:name="ta3" style:family="table" style:master-page-name="PageStyle_5f_Pivot_20_Table_5f_Sheet1_5f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none" fo:border-top="0.99pt solid #000000"/>
    </style:style>
    <style:style style:name="ce18" style:family="table-cell" style:parent-style-name="Pivot_20_Table_20_Value">
      <style:table-cell-properties fo:border-bottom="0.99pt solid #000000" fo:border-left="none" fo:border-right="none" fo:border-top="none"/>
    </style:style>
    <style:style style:name="ce1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3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6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3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Emp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FTE</text:p>
          </table:table-cell>
          <table:table-cell table:style-name="ce1" office:value-type="string" calcext:value-type="string">
            <text:p>Employee type</text:p>
          </table:table-cell>
          <table:table-cell table:style-name="ce1" office:value-type="string" calcext:value-type="string">
            <text:p>Work location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PR00147</text:p>
          </table:table-cell>
          <table:table-cell office:value-type="string" calcext:value-type="string">
            <text:p>Minerva Ricardo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05468.7" calcext:value-type="float">
            <text:p>105468.7</text:p>
          </table:table-cell>
          <table:table-cell office:value-type="string" calcext:value-type="string">
            <text:p>12-Nov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686</text:p>
          </table:table-cell>
          <table:table-cell office:value-type="string" calcext:value-type="string">
            <text:p>Oona Dona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8360.79" calcext:value-type="float">
            <text:p>88360.79</text:p>
          </table:table-cell>
          <table:table-cell office:value-type="float" office:value="43710" calcext:value-type="float">
            <text:p>4371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612</text:p>
          </table:table-cell>
          <table:table-cell office:value-type="string" calcext:value-type="string">
            <text:p>Mick Spraberr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5879.23" calcext:value-type="float">
            <text:p>85879.23</text:p>
          </table:table-cell>
          <table:table-cell office:value-type="float" office:value="43902" calcext:value-type="float">
            <text:p>4390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803</text:p>
          </table:table-cell>
          <table:table-cell office:value-type="string" calcext:value-type="string">
            <text:p>Freddy Linfor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93128.34" calcext:value-type="float">
            <text:p>93128.34</text:p>
          </table:table-cell>
          <table:table-cell office:value-type="string" calcext:value-type="string">
            <text:p>Mar 5, 20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749</text:p>
          </table:table-cell>
          <table:table-cell office:value-type="string" calcext:value-type="string">
            <text:p>Mackenzie Hanni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7002.02" calcext:value-type="float">
            <text:p>57002.02</text:p>
          </table:table-cell>
          <table:table-cell office:value-type="string" calcext:value-type="string">
            <text:p>2-Apr-18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144</text:p>
          </table:table-cell>
          <table:table-cell office:value-type="string" calcext:value-type="string">
            <text:p>Collen Dunbleto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18976.16" calcext:value-type="float">
            <text:p>118976.16</text:p>
          </table:table-cell>
          <table:table-cell office:value-type="string" calcext:value-type="string">
            <text:p>Oct 16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601</text:p>
          </table:table-cell>
          <table:table-cell office:value-type="string" calcext:value-type="string">
            <text:p>Nananne Gehringer</text:p>
          </table:table-cell>
          <table:table-cell/>
          <table:table-cell office:value-type="string" calcext:value-type="string">
            <text:p>Support</text:p>
          </table:table-cell>
          <table:table-cell table:style-name="ce2" office:value-type="float" office:value="104802.63" calcext:value-type="float">
            <text:p>104802.63</text:p>
          </table:table-cell>
          <table:table-cell office:value-type="float" office:value="44502" calcext:value-type="float">
            <text:p>4450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854</text:p>
          </table:table-cell>
          <table:table-cell office:value-type="string" calcext:value-type="string">
            <text:p>Jessica Callc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6017.18" calcext:value-type="float">
            <text:p>66017.18</text:p>
          </table:table-cell>
          <table:table-cell office:value-type="float" office:value="43643" calcext:value-type="float">
            <text:p>43643</text:p>
          </table:table-cell>
          <table:table-cell table:style-name="ce2" office:value-type="float" office:value="0.9" calcext:value-type="float">
            <text:p>0.9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612</text:p>
          </table:table-cell>
          <table:table-cell office:value-type="string" calcext:value-type="string">
            <text:p><text:s/>Leena Bruckshaw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74279.01" calcext:value-type="float">
            <text:p>74279.01</text:p>
          </table:table-cell>
          <table:table-cell office:value-type="float" office:value="43466" calcext:value-type="float">
            <text:p>4346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419</text:p>
          </table:table-cell>
          <table:table-cell office:value-type="string" calcext:value-type="string">
            <text:p>Billi Fellgat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8980.52" calcext:value-type="float">
            <text:p>68980.52</text:p>
          </table:table-cell>
          <table:table-cell office:value-type="float" office:value="43494" calcext:value-type="float">
            <text:p>43494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578</text:p>
          </table:table-cell>
          <table:table-cell office:value-type="string" calcext:value-type="string">
            <text:p>Magnum Locksle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42314.39" calcext:value-type="float">
            <text:p>42314.39</text:p>
          </table:table-cell>
          <table:table-cell office:value-type="string" calcext:value-type="string">
            <text:p>Oct 18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281</text:p>
          </table:table-cell>
          <table:table-cell office:value-type="string" calcext:value-type="string">
            <text:p>Cletus McGarahan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14425.19" calcext:value-type="float">
            <text:p>114425.19</text:p>
          </table:table-cell>
          <table:table-cell office:value-type="string" calcext:value-type="string">
            <text:p>27-Jan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473</text:p>
          </table:table-cell>
          <table:table-cell office:value-type="string" calcext:value-type="string">
            <text:p><text:s/>Wyn Treadg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9192.85" calcext:value-type="float">
            <text:p>69192.85</text:p>
          </table:table-cell>
          <table:table-cell office:value-type="string" calcext:value-type="string">
            <text:p>19-Apr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417</text:p>
          </table:table-cell>
          <table:table-cell office:value-type="string" calcext:value-type="string">
            <text:p>Evangelina Lerg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61214.26" calcext:value-type="float">
            <text:p>61214.26</text:p>
          </table:table-cell>
          <table:table-cell office:value-type="string" calcext:value-type="string">
            <text:p>12-Mar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691</text:p>
          </table:table-cell>
          <table:table-cell office:value-type="string" calcext:value-type="string">
            <text:p>Verla Timmi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4137.05" calcext:value-type="float">
            <text:p>54137.05</text:p>
          </table:table-cell>
          <table:table-cell office:value-type="string" calcext:value-type="string">
            <text:p>25-Oct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214</text:p>
          </table:table-cell>
          <table:table-cell office:value-type="string" calcext:value-type="string">
            <text:p>Jo-anne Gobea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37902.35" calcext:value-type="float">
            <text:p>37902.35</text:p>
          </table:table-cell>
          <table:table-cell office:value-type="string" calcext:value-type="string">
            <text:p>Dec 24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539</text:p>
          </table:table-cell>
          <table:table-cell office:value-type="string" calcext:value-type="string">
            <text:p>Devinne Tun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39969.72" calcext:value-type="float">
            <text:p>39969.72</text:p>
          </table:table-cell>
          <table:table-cell office:value-type="string" calcext:value-type="string">
            <text:p>10-Dec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598</text:p>
          </table:table-cell>
          <table:table-cell office:value-type="string" calcext:value-type="string">
            <text:p>Pearla <text:s/>Beteris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69913.39" calcext:value-type="float">
            <text:p>69913.39</text:p>
          </table:table-cell>
          <table:table-cell office:value-type="float" office:value="43584" calcext:value-type="float">
            <text:p>4358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464</text:p>
          </table:table-cell>
          <table:table-cell office:value-type="string" calcext:value-type="string">
            <text:p>Maritsa Marusic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52748.63" calcext:value-type="float">
            <text:p>52748.63</text:p>
          </table:table-cell>
          <table:table-cell office:value-type="string" calcext:value-type="string">
            <text:p>27-Jan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893</text:p>
          </table:table-cell>
          <table:table-cell office:value-type="string" calcext:value-type="string">
            <text:p>Daisie McNeic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50310.09" calcext:value-type="float">
            <text:p>50310.09</text:p>
          </table:table-cell>
          <table:table-cell office:value-type="float" office:value="44285" calcext:value-type="float">
            <text:p>44285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882</text:p>
          </table:table-cell>
          <table:table-cell office:value-type="string" calcext:value-type="string">
            <text:p><text:s/>Jill Ships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2963.65" calcext:value-type="float">
            <text:p>52963.65</text:p>
          </table:table-cell>
          <table:table-cell office:value-type="float" office:value="44288" calcext:value-type="float">
            <text:p>44288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445</text:p>
          </table:table-cell>
          <table:table-cell office:value-type="string" calcext:value-type="string">
            <text:p>Myrle Prandoni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62195.47" calcext:value-type="float">
            <text:p>62195.47</text:p>
          </table:table-cell>
          <table:table-cell office:value-type="string" calcext:value-type="string">
            <text:p>26-Aug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416</text:p>
          </table:table-cell>
          <table:table-cell office:value-type="string" calcext:value-type="string">
            <text:p>Seward Kubera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43329.22" calcext:value-type="float">
            <text:p>43329.22</text:p>
          </table:table-cell>
          <table:table-cell office:value-type="float" office:value="43809" calcext:value-type="float">
            <text:p>43809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890</text:p>
          </table:table-cell>
          <table:table-cell office:value-type="string" calcext:value-type="string">
            <text:p>Dean Biggam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71570.99" calcext:value-type="float">
            <text:p>71570.99</text:p>
          </table:table-cell>
          <table:table-cell office:value-type="string" calcext:value-type="string">
            <text:p>22-Feb-21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137</text:p>
          </table:table-cell>
          <table:table-cell office:value-type="string" calcext:value-type="string">
            <text:p>Marissa Infante</text:p>
          </table:table-cell>
          <table:table-cell/>
          <table:table-cell office:value-type="string" calcext:value-type="string">
            <text:p>Training</text:p>
          </table:table-cell>
          <table:table-cell table:style-name="ce2" office:value-type="float" office:value="78840.23" calcext:value-type="float">
            <text:p>78840.23</text:p>
          </table:table-cell>
          <table:table-cell office:value-type="float" office:value="43633" calcext:value-type="float">
            <text:p>4363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603</text:p>
          </table:table-cell>
          <table:table-cell office:value-type="string" calcext:value-type="string">
            <text:p>Daisie Dahlma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61994.76" calcext:value-type="float">
            <text:p>61994.76</text:p>
          </table:table-cell>
          <table:table-cell office:value-type="float" office:value="43794" calcext:value-type="float">
            <text:p>43794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158</text:p>
          </table:table-cell>
          <table:table-cell office:value-type="string" calcext:value-type="string">
            <text:p>Danica Naysh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9690.38" calcext:value-type="float">
            <text:p>89690.38</text:p>
          </table:table-cell>
          <table:table-cell office:value-type="float" office:value="43206" calcext:value-type="float">
            <text:p>4320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288</text:p>
          </table:table-cell>
          <table:table-cell office:value-type="string" calcext:value-type="string">
            <text:p>Althea <text:s/>Brong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4335.04" calcext:value-type="float">
            <text:p>104335.04</text:p>
          </table:table-cell>
          <table:table-cell office:value-type="float" office:value="43874" calcext:value-type="float">
            <text:p>4387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849</text:p>
          </table:table-cell>
          <table:table-cell office:value-type="string" calcext:value-type="string">
            <text:p>Leonidas Cavan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2246.29" calcext:value-type="float">
            <text:p>52246.29</text:p>
          </table:table-cell>
          <table:table-cell office:value-type="string" calcext:value-type="string">
            <text:p>18-Apr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395</text:p>
          </table:table-cell>
          <table:table-cell office:value-type="string" calcext:value-type="string">
            <text:p>Dennison Crosswait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90697.67" calcext:value-type="float">
            <text:p>90697.67</text:p>
          </table:table-cell>
          <table:table-cell office:value-type="float" office:value="44221" calcext:value-type="float">
            <text:p>44221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559</text:p>
          </table:table-cell>
          <table:table-cell office:value-type="string" calcext:value-type="string">
            <text:p>Aldrich <text:s/>Glenn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90884.32" calcext:value-type="float">
            <text:p>90884.32</text:p>
          </table:table-cell>
          <table:table-cell office:value-type="string" calcext:value-type="string">
            <text:p>27-Dec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627</text:p>
          </table:table-cell>
          <table:table-cell office:value-type="string" calcext:value-type="string">
            <text:p>Yvette <text:s/>B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76320.44" calcext:value-type="float">
            <text:p>76320.44</text:p>
          </table:table-cell>
          <table:table-cell office:value-type="float" office:value="44383" calcext:value-type="float">
            <text:p>44383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37</text:p>
          </table:table-cell>
          <table:table-cell office:value-type="string" calcext:value-type="string">
            <text:p>Renaldo Thomassi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3360.38" calcext:value-type="float">
            <text:p>73360.38</text:p>
          </table:table-cell>
          <table:table-cell office:value-type="float" office:value="43972" calcext:value-type="float">
            <text:p>4397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951</text:p>
          </table:table-cell>
          <table:table-cell office:value-type="string" calcext:value-type="string">
            <text:p>Aloise MacCathay 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Aug 12, 2020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662</text:p>
          </table:table-cell>
          <table:table-cell office:value-type="string" calcext:value-type="string">
            <text:p>Genevra Frida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50449.46" calcext:value-type="float">
            <text:p>50449.46</text:p>
          </table:table-cell>
          <table:table-cell office:value-type="string" calcext:value-type="string">
            <text:p>14-Nov-18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13</text:p>
          </table:table-cell>
          <table:table-cell office:value-type="string" calcext:value-type="string">
            <text:p>Thekla Lynn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3949.26" calcext:value-type="float">
            <text:p>53949.26</text:p>
          </table:table-cell>
          <table:table-cell office:value-type="float" office:value="43808" calcext:value-type="float">
            <text:p>4380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620</text:p>
          </table:table-cell>
          <table:table-cell office:value-type="string" calcext:value-type="string">
            <text:p>Westbrook Brandino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113616.23" calcext:value-type="float">
            <text:p>113616.23</text:p>
          </table:table-cell>
          <table:table-cell office:value-type="float" office:value="43255" calcext:value-type="float">
            <text:p>4325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681</text:p>
          </table:table-cell>
          <table:table-cell office:value-type="string" calcext:value-type="string">
            <text:p>Nickolai <text:s/>Arti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10906.35" calcext:value-type="float">
            <text:p>110906.35</text:p>
          </table:table-cell>
          <table:table-cell office:value-type="string" calcext:value-type="string">
            <text:p>Nov 30, 20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246</text:p>
          </table:table-cell>
          <table:table-cell office:value-type="string" calcext:value-type="string">
            <text:p>Shaylyn Ransbury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100371.31" calcext:value-type="float">
            <text:p>100371.31</text:p>
          </table:table-cell>
          <table:table-cell office:value-type="float" office:value="44067" calcext:value-type="float">
            <text:p>44067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570</text:p>
          </table:table-cell>
          <table:table-cell office:value-type="string" calcext:value-type="string">
            <text:p>Grady Rochel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69163.39" calcext:value-type="float">
            <text:p>69163.39</text:p>
          </table:table-cell>
          <table:table-cell office:value-type="float" office:value="43397" calcext:value-type="float">
            <text:p>4339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801</text:p>
          </table:table-cell>
          <table:table-cell office:value-type="string" calcext:value-type="string">
            <text:p>Shellysheldon Mahad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4691.03" calcext:value-type="float">
            <text:p>114691.03</text:p>
          </table:table-cell>
          <table:table-cell office:value-type="string" calcext:value-type="string">
            <text:p>27-Jul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177</text:p>
          </table:table-cell>
          <table:table-cell office:value-type="string" calcext:value-type="string">
            <text:p>Riccardo Hag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86556.96" calcext:value-type="float">
            <text:p>86556.96</text:p>
          </table:table-cell>
          <table:table-cell office:value-type="string" calcext:value-type="string">
            <text:p>30-Sep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740</text:p>
          </table:table-cell>
          <table:table-cell office:value-type="string" calcext:value-type="string">
            <text:p>Ginger <text:s/>My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31172.77" calcext:value-type="float">
            <text:p>31172.77</text:p>
          </table:table-cell>
          <table:table-cell office:value-type="string" calcext:value-type="string">
            <text:p>19-Jul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876</text:p>
          </table:table-cell>
          <table:table-cell office:value-type="string" calcext:value-type="string">
            <text:p>Aileen McCritchi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0169.42" calcext:value-type="float">
            <text:p>80169.42</text:p>
          </table:table-cell>
          <table:table-cell office:value-type="string" calcext:value-type="string">
            <text:p>10-Aug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13</text:p>
          </table:table-cell>
          <table:table-cell office:value-type="string" calcext:value-type="string">
            <text:p>Thekla Lynn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3949.26" calcext:value-type="float">
            <text:p>53949.26</text:p>
          </table:table-cell>
          <table:table-cell office:value-type="float" office:value="43808" calcext:value-type="float">
            <text:p>4380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988</text:p>
          </table:table-cell>
          <table:table-cell office:value-type="string" calcext:value-type="string">
            <text:p>Oby Sorr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8935.92" calcext:value-type="float">
            <text:p>58935.92</text:p>
          </table:table-cell>
          <table:table-cell office:value-type="string" calcext:value-type="string">
            <text:p>9-Sep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227</text:p>
          </table:table-cell>
          <table:table-cell office:value-type="string" calcext:value-type="string">
            <text:p>Lincoln Cor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63555.73" calcext:value-type="float">
            <text:p>63555.73</text:p>
          </table:table-cell>
          <table:table-cell office:value-type="string" calcext:value-type="string">
            <text:p>24-Nov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092</text:p>
          </table:table-cell>
          <table:table-cell office:value-type="string" calcext:value-type="string">
            <text:p>Tabby <text:s/>Asta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7419.35" calcext:value-type="float">
            <text:p>57419.35</text:p>
          </table:table-cell>
          <table:table-cell office:value-type="float" office:value="43305" calcext:value-type="float">
            <text:p>4330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169</text:p>
          </table:table-cell>
          <table:table-cell office:value-type="string" calcext:value-type="string">
            <text:p>Doe Cluble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67818.14" calcext:value-type="float">
            <text:p>67818.14</text:p>
          </table:table-cell>
          <table:table-cell office:value-type="string" calcext:value-type="string">
            <text:p>Nov 2, 2018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402</text:p>
          </table:table-cell>
          <table:table-cell office:value-type="string" calcext:value-type="string">
            <text:p>Julietta Culros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44403.77" calcext:value-type="float">
            <text:p>44403.77</text:p>
          </table:table-cell>
          <table:table-cell office:value-type="float" office:value="43416" calcext:value-type="float">
            <text:p>434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360</text:p>
          </table:table-cell>
          <table:table-cell office:value-type="string" calcext:value-type="string">
            <text:p>Orlando Gorstidge 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40753.54" calcext:value-type="float">
            <text:p>40753.54</text:p>
          </table:table-cell>
          <table:table-cell office:value-type="float" office:value="43152" calcext:value-type="float">
            <text:p>43152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208</text:p>
          </table:table-cell>
          <table:table-cell office:value-type="string" calcext:value-type="string">
            <text:p>Vernor Atyea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02934.09" calcext:value-type="float">
            <text:p>102934.09</text:p>
          </table:table-cell>
          <table:table-cell office:value-type="string" calcext:value-type="string">
            <text:p>29-Apr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637</text:p>
          </table:table-cell>
          <table:table-cell office:value-type="string" calcext:value-type="string">
            <text:p><text:s/>Joaquin McVitt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68860.4" calcext:value-type="float">
            <text:p>68860.4</text:p>
          </table:table-cell>
          <table:table-cell office:value-type="float" office:value="43508" calcext:value-type="float">
            <text:p>43508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210</text:p>
          </table:table-cell>
          <table:table-cell office:value-type="string" calcext:value-type="string">
            <text:p>Kellsie Wab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79567.69" calcext:value-type="float">
            <text:p>79567.69</text:p>
          </table:table-cell>
          <table:table-cell office:value-type="float" office:value="43272" calcext:value-type="float">
            <text:p>4327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844</text:p>
          </table:table-cell>
          <table:table-cell office:value-type="string" calcext:value-type="string">
            <text:p>Brose MacCorke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35943.62" calcext:value-type="float">
            <text:p>35943.62</text:p>
          </table:table-cell>
          <table:table-cell office:value-type="float" office:value="44078" calcext:value-type="float">
            <text:p>4407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093</text:p>
          </table:table-cell>
          <table:table-cell office:value-type="string" calcext:value-type="string">
            <text:p>Ewart Hov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6767.63" calcext:value-type="float">
            <text:p>116767.63</text:p>
          </table:table-cell>
          <table:table-cell office:value-type="float" office:value="43949" calcext:value-type="float">
            <text:p>43949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246</text:p>
          </table:table-cell>
          <table:table-cell office:value-type="string" calcext:value-type="string">
            <text:p>Matias Cormack 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85455.53" calcext:value-type="float">
            <text:p>85455.53</text:p>
          </table:table-cell>
          <table:table-cell office:value-type="float" office:value="43839" calcext:value-type="float">
            <text:p>4383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032</text:p>
          </table:table-cell>
          <table:table-cell office:value-type="string" calcext:value-type="string">
            <text:p>Debera Gow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39700.82" calcext:value-type="float">
            <text:p>39700.82</text:p>
          </table:table-cell>
          <table:table-cell office:value-type="float" office:value="44203" calcext:value-type="float">
            <text:p>44203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914</text:p>
          </table:table-cell>
          <table:table-cell office:value-type="string" calcext:value-type="string">
            <text:p>Ansley Goun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38438.24" calcext:value-type="float">
            <text:p>38438.24</text:p>
          </table:table-cell>
          <table:table-cell office:value-type="string" calcext:value-type="string">
            <text:p>May 11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525</text:p>
          </table:table-cell>
          <table:table-cell office:value-type="string" calcext:value-type="string">
            <text:p>Mickie Dagwe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50855.53" calcext:value-type="float">
            <text:p>50855.53</text:p>
          </table:table-cell>
          <table:table-cell office:value-type="string" calcext:value-type="string">
            <text:p>Jan 25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667</text:p>
          </table:table-cell>
          <table:table-cell office:value-type="string" calcext:value-type="string">
            <text:p>Lizzie Mullall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6-Sep-19</text:p>
          </table:table-cell>
          <table:table-cell table:style-name="ce2" office:value-type="float" office:value="0.2" calcext:value-type="float">
            <text:p>0.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782</text:p>
          </table:table-cell>
          <table:table-cell office:value-type="string" calcext:value-type="string">
            <text:p>Isaak Rawn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37362.3" calcext:value-type="float">
            <text:p>37362.3</text:p>
          </table:table-cell>
          <table:table-cell office:value-type="string" calcext:value-type="string">
            <text:p>26-Jun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331</text:p>
          </table:table-cell>
          <table:table-cell office:value-type="string" calcext:value-type="string">
            <text:p>Crawford Scad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72876.91" calcext:value-type="float">
            <text:p>72876.91</text:p>
          </table:table-cell>
          <table:table-cell office:value-type="string" calcext:value-type="string">
            <text:p>27-May-19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249</text:p>
          </table:table-cell>
          <table:table-cell office:value-type="string" calcext:value-type="string">
            <text:p>Brendan <text:s/>Edgell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31042.51" calcext:value-type="float">
            <text:p>31042.51</text:p>
          </table:table-cell>
          <table:table-cell office:value-type="float" office:value="44473" calcext:value-type="float">
            <text:p>44473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576</text:p>
          </table:table-cell>
          <table:table-cell office:value-type="string" calcext:value-type="string">
            <text:p>Lion <text:s/>Adcock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63705.4" calcext:value-type="float">
            <text:p>63705.4</text:p>
          </table:table-cell>
          <table:table-cell office:value-type="float" office:value="43682" calcext:value-type="float">
            <text:p>4368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260</text:p>
          </table:table-cell>
          <table:table-cell office:value-type="string" calcext:value-type="string">
            <text:p>Rhiamon Mollis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59434.18" calcext:value-type="float">
            <text:p>59434.18</text:p>
          </table:table-cell>
          <table:table-cell office:value-type="string" calcext:value-type="string">
            <text:p>10-Ap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883</text:p>
          </table:table-cell>
          <table:table-cell office:value-type="string" calcext:value-type="string">
            <text:p>Iain Wibur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84762.76" calcext:value-type="float">
            <text:p>84762.76</text:p>
          </table:table-cell>
          <table:table-cell office:value-type="float" office:value="43332" calcext:value-type="float">
            <text:p>4333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024</text:p>
          </table:table-cell>
          <table:table-cell office:value-type="string" calcext:value-type="string">
            <text:p>Inge Cre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69057.32" calcext:value-type="float">
            <text:p>69057.32</text:p>
          </table:table-cell>
          <table:table-cell office:value-type="float" office:value="43390" calcext:value-type="float">
            <text:p>4339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428</text:p>
          </table:table-cell>
          <table:table-cell office:value-type="string" calcext:value-type="string">
            <text:p>Tadio Audritt</text:p>
          </table:table-cell>
          <table:table-cell/>
          <table:table-cell office:value-type="string" calcext:value-type="string">
            <text:p>Human Resources</text:p>
          </table:table-cell>
          <table:table-cell table:style-name="ce2" office:value-type="float" office:value="99448.78" calcext:value-type="float">
            <text:p>99448.78</text:p>
          </table:table-cell>
          <table:table-cell office:value-type="string" calcext:value-type="string">
            <text:p>8-Jan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50</text:p>
          </table:table-cell>
          <table:table-cell office:value-type="string" calcext:value-type="string">
            <text:p>Felice McMurt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66865.49" calcext:value-type="float">
            <text:p>66865.49</text:p>
          </table:table-cell>
          <table:table-cell office:value-type="string" calcext:value-type="string">
            <text:p>18-Feb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421</text:p>
          </table:table-cell>
          <table:table-cell office:value-type="string" calcext:value-type="string">
            <text:p>Alic Bagg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113747.56" calcext:value-type="float">
            <text:p>113747.56</text:p>
          </table:table-cell>
          <table:table-cell office:value-type="string" calcext:value-type="string">
            <text:p>15-Mar-21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346</text:p>
          </table:table-cell>
          <table:table-cell office:value-type="string" calcext:value-type="string">
            <text:p>Adolph McNall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5918.61" calcext:value-type="float">
            <text:p>85918.61</text:p>
          </table:table-cell>
          <table:table-cell office:value-type="string" calcext:value-type="string">
            <text:p>5-Feb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118</text:p>
          </table:table-cell>
          <table:table-cell office:value-type="string" calcext:value-type="string">
            <text:p>Northrop Rei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51165.37" calcext:value-type="float">
            <text:p>51165.37</text:p>
          </table:table-cell>
          <table:table-cell office:value-type="string" calcext:value-type="string">
            <text:p>10-Feb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210</text:p>
          </table:table-cell>
          <table:table-cell office:value-type="string" calcext:value-type="string">
            <text:p>Marquita Liquorish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/>
          <table:table-cell office:value-type="float" office:value="44011" calcext:value-type="float">
            <text:p>44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496</text:p>
          </table:table-cell>
          <table:table-cell office:value-type="string" calcext:value-type="string">
            <text:p>Anjanette Ferre</text:p>
          </table:table-cell>
          <table:table-cell/>
          <table:table-cell office:value-type="string" calcext:value-type="string">
            <text:p>Human Resources</text:p>
          </table:table-cell>
          <table:table-cell table:style-name="ce2" office:value-type="float" office:value="67957.9" calcext:value-type="float">
            <text:p>67957.9</text:p>
          </table:table-cell>
          <table:table-cell office:value-type="float" office:value="43430" calcext:value-type="float">
            <text:p>4343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491</text:p>
          </table:table-cell>
          <table:table-cell office:value-type="string" calcext:value-type="string">
            <text:p>Alexis Gotfr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14465.93" calcext:value-type="float">
            <text:p>114465.93</text:p>
          </table:table-cell>
          <table:table-cell office:value-type="float" office:value="43291" calcext:value-type="float">
            <text:p>4329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980</text:p>
          </table:table-cell>
          <table:table-cell office:value-type="string" calcext:value-type="string">
            <text:p><text:s/>Kath Bletso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5699.02" calcext:value-type="float">
            <text:p>65699.02</text:p>
          </table:table-cell>
          <table:table-cell office:value-type="string" calcext:value-type="string">
            <text:p>30-Ap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307</text:p>
          </table:table-cell>
          <table:table-cell office:value-type="string" calcext:value-type="string">
            <text:p>Tallie Chaikovski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83191.95" calcext:value-type="float">
            <text:p>83191.95</text:p>
          </table:table-cell>
          <table:table-cell office:value-type="float" office:value="43700" calcext:value-type="float">
            <text:p>43700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058</text:p>
          </table:table-cell>
          <table:table-cell office:value-type="string" calcext:value-type="string">
            <text:p>Bari Toffano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6775.14" calcext:value-type="float">
            <text:p>106775.14</text:p>
          </table:table-cell>
          <table:table-cell office:value-type="float" office:value="43563" calcext:value-type="float">
            <text:p>4356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993</text:p>
          </table:table-cell>
          <table:table-cell office:value-type="string" calcext:value-type="string">
            <text:p>Dulce Colbeck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83396.5" calcext:value-type="float">
            <text:p>83396.5</text:p>
          </table:table-cell>
          <table:table-cell office:value-type="string" calcext:value-type="string">
            <text:p>30-Mar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663</text:p>
          </table:table-cell>
          <table:table-cell office:value-type="string" calcext:value-type="string">
            <text:p>Ignacius Lose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28481.16" calcext:value-type="float">
            <text:p>28481.16</text:p>
          </table:table-cell>
          <table:table-cell office:value-type="string" calcext:value-type="string">
            <text:p>1-Feb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034</text:p>
          </table:table-cell>
          <table:table-cell office:value-type="string" calcext:value-type="string">
            <text:p>Estell Kingsland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32192.15" calcext:value-type="float">
            <text:p>32192.15</text:p>
          </table:table-cell>
          <table:table-cell office:value-type="string" calcext:value-type="string">
            <text:p>4-Oct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159</text:p>
          </table:table-cell>
          <table:table-cell office:value-type="string" calcext:value-type="string">
            <text:p>Mollie <text:s/>Hanwa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12645.99" calcext:value-type="float">
            <text:p>112645.99</text:p>
          </table:table-cell>
          <table:table-cell office:value-type="string" calcext:value-type="string">
            <text:p>21-Oct-19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476</text:p>
          </table:table-cell>
          <table:table-cell office:value-type="string" calcext:value-type="string">
            <text:p>Inger Andriveaux</text:p>
          </table:table-cell>
          <table:table-cell/>
          <table:table-cell office:value-type="string" calcext:value-type="string">
            <text:p>Accounting</text:p>
          </table:table-cell>
          <table:table-cell table:style-name="ce2" office:value-type="float" office:value="107107.6" calcext:value-type="float">
            <text:p>107107.6</text:p>
          </table:table-cell>
          <table:table-cell office:value-type="string" calcext:value-type="string">
            <text:p>13-Aug-18</text:p>
          </table:table-cell>
          <table:table-cell table:style-name="ce2" office:value-type="float" office:value="0.9" calcext:value-type="float">
            <text:p>0.9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380</text:p>
          </table:table-cell>
          <table:table-cell office:value-type="string" calcext:value-type="string">
            <text:p>Van Tuxwe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0695.74" calcext:value-type="float">
            <text:p>80695.74</text:p>
          </table:table-cell>
          <table:table-cell office:value-type="string" calcext:value-type="string">
            <text:p>18-Nov-19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182</text:p>
          </table:table-cell>
          <table:table-cell office:value-type="string" calcext:value-type="string">
            <text:p>Camilla Cast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75475.93" calcext:value-type="float">
            <text:p>75475.93</text:p>
          </table:table-cell>
          <table:table-cell office:value-type="string" calcext:value-type="string">
            <text:p>Nov 25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523</text:p>
          </table:table-cell>
          <table:table-cell office:value-type="string" calcext:value-type="string">
            <text:p>Charmane Heisterman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6558.58" calcext:value-type="float">
            <text:p>86558.58</text:p>
          </table:table-cell>
          <table:table-cell office:value-type="string" calcext:value-type="string">
            <text:p>26-Feb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916</text:p>
          </table:table-cell>
          <table:table-cell office:value-type="string" calcext:value-type="string">
            <text:p>Inger Chapelhow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84309.95" calcext:value-type="float">
            <text:p>84309.95</text:p>
          </table:table-cell>
          <table:table-cell office:value-type="float" office:value="44501" calcext:value-type="float">
            <text:p>4450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211</text:p>
          </table:table-cell>
          <table:table-cell office:value-type="string" calcext:value-type="string">
            <text:p>Enoch Dowr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91645.04" calcext:value-type="float">
            <text:p>91645.04</text:p>
          </table:table-cell>
          <table:table-cell office:value-type="float" office:value="44223" calcext:value-type="float">
            <text:p>4422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684</text:p>
          </table:table-cell>
          <table:table-cell office:value-type="string" calcext:value-type="string">
            <text:p>Audry Y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01187.36" calcext:value-type="float">
            <text:p>101187.36</text:p>
          </table:table-cell>
          <table:table-cell office:value-type="float" office:value="43258" calcext:value-type="float">
            <text:p>4325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876</text:p>
          </table:table-cell>
          <table:table-cell office:value-type="string" calcext:value-type="string">
            <text:p>Aileen McCritchi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0169.42" calcext:value-type="float">
            <text:p>80169.42</text:p>
          </table:table-cell>
          <table:table-cell office:value-type="string" calcext:value-type="string">
            <text:p>10-Aug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740</text:p>
          </table:table-cell>
          <table:table-cell office:value-type="string" calcext:value-type="string">
            <text:p>Tristam Cumin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104038.9" calcext:value-type="float">
            <text:p>104038.9</text:p>
          </table:table-cell>
          <table:table-cell office:value-type="float" office:value="43815" calcext:value-type="float">
            <text:p>4381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575</text:p>
          </table:table-cell>
          <table:table-cell office:value-type="string" calcext:value-type="string">
            <text:p>Janina Wolvers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99683.67" calcext:value-type="float">
            <text:p>99683.67</text:p>
          </table:table-cell>
          <table:table-cell office:value-type="string" calcext:value-type="string">
            <text:p>4-Feb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984</text:p>
          </table:table-cell>
          <table:table-cell office:value-type="string" calcext:value-type="string">
            <text:p>Dell Mollo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47362.62" calcext:value-type="float">
            <text:p>47362.62</text:p>
          </table:table-cell>
          <table:table-cell office:value-type="string" calcext:value-type="string">
            <text:p>22-May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095</text:p>
          </table:table-cell>
          <table:table-cell office:value-type="string" calcext:value-type="string">
            <text:p>Ardella Dymen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0649.46" calcext:value-type="float">
            <text:p>70649.46</text:p>
          </table:table-cell>
          <table:table-cell office:value-type="string" calcext:value-type="string">
            <text:p>13-Jan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546</text:p>
          </table:table-cell>
          <table:table-cell office:value-type="string" calcext:value-type="string">
            <text:p>Alexandros Rackle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75733.74" calcext:value-type="float">
            <text:p>75733.74</text:p>
          </table:table-cell>
          <table:table-cell office:value-type="string" calcext:value-type="string">
            <text:p>Jul 5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74</text:p>
          </table:table-cell>
          <table:table-cell office:value-type="string" calcext:value-type="string">
            <text:p>Delphine Jewi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1823.56" calcext:value-type="float">
            <text:p>71823.56</text:p>
          </table:table-cell>
          <table:table-cell office:value-type="string" calcext:value-type="string">
            <text:p>Oct 1, 2018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450</text:p>
          </table:table-cell>
          <table:table-cell office:value-type="string" calcext:value-type="string">
            <text:p><text:s/>Louise Lammin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41934.71" calcext:value-type="float">
            <text:p>41934.71</text:p>
          </table:table-cell>
          <table:table-cell office:value-type="float" office:value="43943" calcext:value-type="float">
            <text:p>43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804</text:p>
          </table:table-cell>
          <table:table-cell office:value-type="string" calcext:value-type="string">
            <text:p>Vere Kulic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66572.58" calcext:value-type="float">
            <text:p>66572.58</text:p>
          </table:table-cell>
          <table:table-cell office:value-type="string" calcext:value-type="string">
            <text:p>28-Dec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488</text:p>
          </table:table-cell>
          <table:table-cell office:value-type="string" calcext:value-type="string">
            <text:p>Yanaton Woos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76932.6" calcext:value-type="float">
            <text:p>76932.6</text:p>
          </table:table-cell>
          <table:table-cell office:value-type="string" calcext:value-type="string">
            <text:p>28-Jan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735</text:p>
          </table:table-cell>
          <table:table-cell office:value-type="string" calcext:value-type="string">
            <text:p>Caresa Chris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9258.19" calcext:value-type="float">
            <text:p>59258.19</text:p>
          </table:table-cell>
          <table:table-cell office:value-type="float" office:value="43452" calcext:value-type="float">
            <text:p>43452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893</text:p>
          </table:table-cell>
          <table:table-cell office:value-type="string" calcext:value-type="string">
            <text:p>Lindy Guille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2778.28" calcext:value-type="float">
            <text:p>112778.28</text:p>
          </table:table-cell>
          <table:table-cell office:value-type="float" office:value="43250" calcext:value-type="float">
            <text:p>4325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223</text:p>
          </table:table-cell>
          <table:table-cell office:value-type="string" calcext:value-type="string">
            <text:p><text:s/>Pippy Shepperd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44845.33" calcext:value-type="float">
            <text:p>44845.33</text:p>
          </table:table-cell>
          <table:table-cell office:value-type="string" calcext:value-type="string">
            <text:p>26-Jun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010</text:p>
          </table:table-cell>
          <table:table-cell office:value-type="string" calcext:value-type="string">
            <text:p>Eilis Pavlasek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15191.38" calcext:value-type="float">
            <text:p>115191.38</text:p>
          </table:table-cell>
          <table:table-cell office:value-type="float" office:value="44004" calcext:value-type="float">
            <text:p>4400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498</text:p>
          </table:table-cell>
          <table:table-cell office:value-type="string" calcext:value-type="string">
            <text:p>Amery Of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111049.84" calcext:value-type="float">
            <text:p>111049.84</text:p>
          </table:table-cell>
          <table:table-cell office:value-type="float" office:value="44393" calcext:value-type="float">
            <text:p>4439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113</text:p>
          </table:table-cell>
          <table:table-cell office:value-type="string" calcext:value-type="string">
            <text:p>Beverie Moffe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75974.99" calcext:value-type="float">
            <text:p>75974.99</text:p>
          </table:table-cell>
          <table:table-cell office:value-type="string" calcext:value-type="string">
            <text:p>7-Dec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727</text:p>
          </table:table-cell>
          <table:table-cell office:value-type="string" calcext:value-type="string">
            <text:p>Dulsea Folke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42161.77" calcext:value-type="float">
            <text:p>42161.77</text:p>
          </table:table-cell>
          <table:table-cell office:value-type="string" calcext:value-type="string">
            <text:p>Jan 29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697</text:p>
          </table:table-cell>
          <table:table-cell office:value-type="string" calcext:value-type="string">
            <text:p>Frasier Straw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1371.37" calcext:value-type="float">
            <text:p>71371.37</text:p>
          </table:table-cell>
          <table:table-cell office:value-type="float" office:value="43392" calcext:value-type="float">
            <text:p>4339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519</text:p>
          </table:table-cell>
          <table:table-cell office:value-type="string" calcext:value-type="string">
            <text:p>Caron Kolakovic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49915.14" calcext:value-type="float">
            <text:p>49915.14</text:p>
          </table:table-cell>
          <table:table-cell office:value-type="string" calcext:value-type="string">
            <text:p>26-Mar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210</text:p>
          </table:table-cell>
          <table:table-cell office:value-type="string" calcext:value-type="string">
            <text:p>Marquita Liquorish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4011" calcext:value-type="float">
            <text:p>440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00</text:p>
          </table:table-cell>
          <table:table-cell office:value-type="string" calcext:value-type="string">
            <text:p>Floyd <text:s/>Cowgi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37062.1" calcext:value-type="float">
            <text:p>37062.1</text:p>
          </table:table-cell>
          <table:table-cell office:value-type="float" office:value="44357" calcext:value-type="float">
            <text:p>4435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962</text:p>
          </table:table-cell>
          <table:table-cell office:value-type="string" calcext:value-type="string">
            <text:p>Lezlie Philc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3504" calcext:value-type="float">
            <text:p>4350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017</text:p>
          </table:table-cell>
          <table:table-cell office:value-type="string" calcext:value-type="string">
            <text:p>Maible Azema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/>
          <table:table-cell office:value-type="float" office:value="44077" calcext:value-type="float">
            <text:p>4407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559</text:p>
          </table:table-cell>
          <table:table-cell office:value-type="string" calcext:value-type="string">
            <text:p>Aldrich <text:s/>Glenn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90884.32" calcext:value-type="float">
            <text:p>90884.32</text:p>
          </table:table-cell>
          <table:table-cell office:value-type="string" calcext:value-type="string">
            <text:p>27-Dec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210</text:p>
          </table:table-cell>
          <table:table-cell office:value-type="string" calcext:value-type="string">
            <text:p>Alyosha Rique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89838.77" calcext:value-type="float">
            <text:p>89838.77</text:p>
          </table:table-cell>
          <table:table-cell office:value-type="float" office:value="43602" calcext:value-type="float">
            <text:p>4360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051</text:p>
          </table:table-cell>
          <table:table-cell office:value-type="string" calcext:value-type="string">
            <text:p>Dave Lacost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ep 23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21</text:p>
          </table:table-cell>
          <table:table-cell office:value-type="string" calcext:value-type="string">
            <text:p>Gradey Litt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68887.84" calcext:value-type="float">
            <text:p>68887.84</text:p>
          </table:table-cell>
          <table:table-cell office:value-type="float" office:value="43297" calcext:value-type="float">
            <text:p>43297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058</text:p>
          </table:table-cell>
          <table:table-cell office:value-type="string" calcext:value-type="string">
            <text:p>Bari Toffano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6775.14" calcext:value-type="float">
            <text:p>106775.14</text:p>
          </table:table-cell>
          <table:table-cell office:value-type="float" office:value="43563" calcext:value-type="float">
            <text:p>4356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841</text:p>
          </table:table-cell>
          <table:table-cell office:value-type="string" calcext:value-type="string">
            <text:p>Danica Naysh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9690.38" calcext:value-type="float">
            <text:p>89690.38</text:p>
          </table:table-cell>
          <table:table-cell office:value-type="string" calcext:value-type="string">
            <text:p>23-Apr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603</text:p>
          </table:table-cell>
          <table:table-cell office:value-type="string" calcext:value-type="string">
            <text:p>Natalee Craik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11229.47" calcext:value-type="float">
            <text:p>111229.47</text:p>
          </table:table-cell>
          <table:table-cell office:value-type="string" calcext:value-type="string">
            <text:p>29-Oct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028</text:p>
          </table:table-cell>
          <table:table-cell office:value-type="string" calcext:value-type="string">
            <text:p>Alicea Pudsa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67633.85" calcext:value-type="float">
            <text:p>67633.85</text:p>
          </table:table-cell>
          <table:table-cell office:value-type="float" office:value="43340" calcext:value-type="float">
            <text:p>4334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028</text:p>
          </table:table-cell>
          <table:table-cell office:value-type="string" calcext:value-type="string">
            <text:p>Michale Rolf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11815.49" calcext:value-type="float">
            <text:p>111815.49</text:p>
          </table:table-cell>
          <table:table-cell office:value-type="float" office:value="43895" calcext:value-type="float">
            <text:p>43895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068</text:p>
          </table:table-cell>
          <table:table-cell office:value-type="string" calcext:value-type="string">
            <text:p>Dare Tull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39784.24" calcext:value-type="float">
            <text:p>39784.24</text:p>
          </table:table-cell>
          <table:table-cell office:value-type="string" calcext:value-type="string">
            <text:p>31-Dec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701</text:p>
          </table:table-cell>
          <table:table-cell office:value-type="string" calcext:value-type="string">
            <text:p>Richy Gra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89829.33" calcext:value-type="float">
            <text:p>89829.33</text:p>
          </table:table-cell>
          <table:table-cell office:value-type="float" office:value="43794" calcext:value-type="float">
            <text:p>4379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028</text:p>
          </table:table-cell>
          <table:table-cell office:value-type="string" calcext:value-type="string">
            <text:p>Michale Rolf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11815.49" calcext:value-type="float">
            <text:p>111815.49</text:p>
          </table:table-cell>
          <table:table-cell office:value-type="float" office:value="43895" calcext:value-type="float">
            <text:p>43895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101</text:p>
          </table:table-cell>
          <table:table-cell office:value-type="string" calcext:value-type="string">
            <text:p>Marline Wahnck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72843.23" calcext:value-type="float">
            <text:p>72843.23</text:p>
          </table:table-cell>
          <table:table-cell office:value-type="float" office:value="43280" calcext:value-type="float">
            <text:p>4328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74</text:p>
          </table:table-cell>
          <table:table-cell office:value-type="string" calcext:value-type="string">
            <text:p>Delphine Jewi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1823.56" calcext:value-type="float">
            <text:p>71823.56</text:p>
          </table:table-cell>
          <table:table-cell office:value-type="string" calcext:value-type="string">
            <text:p>Oct 1, 2018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632</text:p>
          </table:table-cell>
          <table:table-cell office:value-type="string" calcext:value-type="string">
            <text:p>Katya Hund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8511.17" calcext:value-type="float">
            <text:p>88511.17</text:p>
          </table:table-cell>
          <table:table-cell office:value-type="string" calcext:value-type="string">
            <text:p>Apr 29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956</text:p>
          </table:table-cell>
          <table:table-cell office:value-type="string" calcext:value-type="string">
            <text:p><text:s/>Jamesy O'Ferri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36547.58" calcext:value-type="float">
            <text:p>36547.58</text:p>
          </table:table-cell>
          <table:table-cell office:value-type="float" office:value="43416" calcext:value-type="float">
            <text:p>434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140</text:p>
          </table:table-cell>
          <table:table-cell office:value-type="string" calcext:value-type="string">
            <text:p>Fanchon Furn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95954.02" calcext:value-type="float">
            <text:p>95954.02</text:p>
          </table:table-cell>
          <table:table-cell office:value-type="float" office:value="43567" calcext:value-type="float">
            <text:p>43567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626</text:p>
          </table:table-cell>
          <table:table-cell office:value-type="string" calcext:value-type="string">
            <text:p>Easter Pyk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95677.9" calcext:value-type="float">
            <text:p>95677.9</text:p>
          </table:table-cell>
          <table:table-cell office:value-type="string" calcext:value-type="string">
            <text:p>19-Jul-21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610</text:p>
          </table:table-cell>
          <table:table-cell office:value-type="string" calcext:value-type="string">
            <text:p>Gilles Jaque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6303.82" calcext:value-type="float">
            <text:p>76303.82</text:p>
          </table:table-cell>
          <table:table-cell office:value-type="float" office:value="43458" calcext:value-type="float">
            <text:p>4345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129</text:p>
          </table:table-cell>
          <table:table-cell office:value-type="string" calcext:value-type="string">
            <text:p>Grazia Bunk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/>
          <table:table-cell office:value-type="float" office:value="43538" calcext:value-type="float">
            <text:p>4353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340</text:p>
          </table:table-cell>
          <table:table-cell office:value-type="string" calcext:value-type="string">
            <text:p>Granny Spencelayh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99460.78" calcext:value-type="float">
            <text:p>99460.78</text:p>
          </table:table-cell>
          <table:table-cell office:value-type="string" calcext:value-type="string">
            <text:p>May 5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698</text:p>
          </table:table-cell>
          <table:table-cell office:value-type="string" calcext:value-type="string">
            <text:p>Barbara-anne Kenchingto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88034.67" calcext:value-type="float">
            <text:p>88034.67</text:p>
          </table:table-cell>
          <table:table-cell office:value-type="float" office:value="43669" calcext:value-type="float">
            <text:p>4366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960</text:p>
          </table:table-cell>
          <table:table-cell office:value-type="string" calcext:value-type="string">
            <text:p>Calvin O'Carro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44447.26" calcext:value-type="float">
            <text:p>44447.26</text:p>
          </table:table-cell>
          <table:table-cell office:value-type="float" office:value="43846" calcext:value-type="float">
            <text:p>43846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998</text:p>
          </table:table-cell>
          <table:table-cell office:value-type="string" calcext:value-type="string">
            <text:p>Layton Crayde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40445.29" calcext:value-type="float">
            <text:p>40445.29</text:p>
          </table:table-cell>
          <table:table-cell office:value-type="float" office:value="44393" calcext:value-type="float">
            <text:p>4439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4446</text:p>
          </table:table-cell>
          <table:table-cell office:value-type="string" calcext:value-type="string">
            <text:p>Giffer Berli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92336.08" calcext:value-type="float">
            <text:p>92336.08</text:p>
          </table:table-cell>
          <table:table-cell office:value-type="float" office:value="44431" calcext:value-type="float">
            <text:p>4443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283</text:p>
          </table:table-cell>
          <table:table-cell office:value-type="string" calcext:value-type="string">
            <text:p>Barr Faughn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68008.55" calcext:value-type="float">
            <text:p>68008.55</text:p>
          </table:table-cell>
          <table:table-cell office:value-type="float" office:value="44062" calcext:value-type="float">
            <text:p>4406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026</text:p>
          </table:table-cell>
          <table:table-cell office:value-type="string" calcext:value-type="string">
            <text:p>Faun Rickeard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74924.65" calcext:value-type="float">
            <text:p>74924.65</text:p>
          </table:table-cell>
          <table:table-cell office:value-type="string" calcext:value-type="string">
            <text:p>12-Feb-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667</text:p>
          </table:table-cell>
          <table:table-cell office:value-type="string" calcext:value-type="string">
            <text:p>Lizzie Mullall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16-Sep-19</text:p>
          </table:table-cell>
          <table:table-cell table:style-name="ce2" office:value-type="float" office:value="0.2" calcext:value-type="float">
            <text:p>0.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912</text:p>
          </table:table-cell>
          <table:table-cell office:value-type="string" calcext:value-type="string">
            <text:p><text:s/>Fred Dudeney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8689.09" calcext:value-type="float">
            <text:p>88689.09</text:p>
          </table:table-cell>
          <table:table-cell office:value-type="string" calcext:value-type="string">
            <text:p>2-Oct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319</text:p>
          </table:table-cell>
          <table:table-cell office:value-type="string" calcext:value-type="string">
            <text:p>Aluin Churl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96555.53" calcext:value-type="float">
            <text:p>96555.53</text:p>
          </table:table-cell>
          <table:table-cell office:value-type="float" office:value="43489" calcext:value-type="float">
            <text:p>43489</text:p>
          </table:table-cell>
          <table:table-cell table:style-name="ce2" office:value-type="float" office:value="0.2" calcext:value-type="float">
            <text:p>0.2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960</text:p>
          </table:table-cell>
          <table:table-cell office:value-type="string" calcext:value-type="string">
            <text:p>Gilda Riche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71924.85" calcext:value-type="float">
            <text:p>71924.85</text:p>
          </table:table-cell>
          <table:table-cell office:value-type="float" office:value="43822" calcext:value-type="float">
            <text:p>4382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829</text:p>
          </table:table-cell>
          <table:table-cell office:value-type="string" calcext:value-type="string">
            <text:p>Mabel Orrow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31241.24" calcext:value-type="float">
            <text:p>31241.24</text:p>
          </table:table-cell>
          <table:table-cell office:value-type="float" office:value="43725" calcext:value-type="float">
            <text:p>4372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022</text:p>
          </table:table-cell>
          <table:table-cell office:value-type="string" calcext:value-type="string">
            <text:p>Carlin Demk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110042.37" calcext:value-type="float">
            <text:p>110042.37</text:p>
          </table:table-cell>
          <table:table-cell office:value-type="float" office:value="43914" calcext:value-type="float">
            <text:p>4391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214</text:p>
          </table:table-cell>
          <table:table-cell office:value-type="string" calcext:value-type="string">
            <text:p>Jo-anne Gobea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37902.35" calcext:value-type="float">
            <text:p>37902.35</text:p>
          </table:table-cell>
          <table:table-cell office:value-type="string" calcext:value-type="string">
            <text:p>Dec 24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798</text:p>
          </table:table-cell>
          <table:table-cell office:value-type="string" calcext:value-type="string">
            <text:p>Thorvald Millike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33031.26" calcext:value-type="float">
            <text:p>33031.26</text:p>
          </table:table-cell>
          <table:table-cell office:value-type="string" calcext:value-type="string">
            <text:p>3-Jan-19</text:p>
          </table:table-cell>
          <table:table-cell table:style-name="ce2" office:value-type="float" office:value="0.4" calcext:value-type="float">
            <text:p>0.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2532</text:p>
          </table:table-cell>
          <table:table-cell office:value-type="string" calcext:value-type="string">
            <text:p>Adey Rya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32496.88" calcext:value-type="float">
            <text:p>32496.88</text:p>
          </table:table-cell>
          <table:table-cell office:value-type="float" office:value="43234" calcext:value-type="float">
            <text:p>4323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321</text:p>
          </table:table-cell>
          <table:table-cell office:value-type="string" calcext:value-type="string">
            <text:p>Evanne <text:s/>Shery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81897.79" calcext:value-type="float">
            <text:p>81897.79</text:p>
          </table:table-cell>
          <table:table-cell office:value-type="float" office:value="43146" calcext:value-type="float">
            <text:p>4314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116</text:p>
          </table:table-cell>
          <table:table-cell office:value-type="string" calcext:value-type="string">
            <text:p>Syd Fear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108872.77" calcext:value-type="float">
            <text:p>108872.77</text:p>
          </table:table-cell>
          <table:table-cell office:value-type="float" office:value="43521" calcext:value-type="float">
            <text:p>435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638</text:p>
          </table:table-cell>
          <table:table-cell office:value-type="string" calcext:value-type="string">
            <text:p>Cara Haver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89605.13" calcext:value-type="float">
            <text:p>89605.13</text:p>
          </table:table-cell>
          <table:table-cell office:value-type="string" calcext:value-type="string">
            <text:p>7-Jun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704</text:p>
          </table:table-cell>
          <table:table-cell office:value-type="string" calcext:value-type="string">
            <text:p>Egor Minto</text:p>
          </table:table-cell>
          <table:table-cell/>
          <table:table-cell office:value-type="string" calcext:value-type="string">
            <text:p>Legal</text:p>
          </table:table-cell>
          <table:table-cell table:style-name="ce2" office:value-type="float" office:value="63447.07" calcext:value-type="float">
            <text:p>63447.07</text:p>
          </table:table-cell>
          <table:table-cell office:value-type="string" calcext:value-type="string">
            <text:p>Nov 13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552</text:p>
          </table:table-cell>
          <table:table-cell office:value-type="string" calcext:value-type="string">
            <text:p>Theresita Chasm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106665.67" calcext:value-type="float">
            <text:p>106665.67</text:p>
          </table:table-cell>
          <table:table-cell office:value-type="float" office:value="43311" calcext:value-type="float">
            <text:p>4331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4665</text:p>
          </table:table-cell>
          <table:table-cell office:value-type="string" calcext:value-type="string">
            <text:p>Collin Jagso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00424.23" calcext:value-type="float">
            <text:p>100424.23</text:p>
          </table:table-cell>
          <table:table-cell office:value-type="float" office:value="43801" calcext:value-type="float">
            <text:p>4380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336</text:p>
          </table:table-cell>
          <table:table-cell office:value-type="string" calcext:value-type="string">
            <text:p>Giselbert Newlands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47646.95" calcext:value-type="float">
            <text:p>47646.95</text:p>
          </table:table-cell>
          <table:table-cell office:value-type="float" office:value="43791" calcext:value-type="float">
            <text:p>43791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256</text:p>
          </table:table-cell>
          <table:table-cell office:value-type="string" calcext:value-type="string">
            <text:p>Ignacius Lose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Legal</text:p>
          </table:table-cell>
          <table:table-cell table:style-name="ce2" office:value-type="float" office:value="28481.16" calcext:value-type="float">
            <text:p>28481.16</text:p>
          </table:table-cell>
          <table:table-cell office:value-type="float" office:value="43916" calcext:value-type="float">
            <text:p>43916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1962</text:p>
          </table:table-cell>
          <table:table-cell office:value-type="string" calcext:value-type="string">
            <text:p>Lezlie Philc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Research and Development</text:p>
          </table:table-cell>
          <table:table-cell/>
          <table:table-cell office:value-type="float" office:value="43504" calcext:value-type="float">
            <text:p>4350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271</text:p>
          </table:table-cell>
          <table:table-cell office:value-type="string" calcext:value-type="string">
            <text:p>Stan <text:s/>Tollida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39535.49" calcext:value-type="float">
            <text:p>39535.49</text:p>
          </table:table-cell>
          <table:table-cell office:value-type="float" office:value="43397" calcext:value-type="float">
            <text:p>43397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101</text:p>
          </table:table-cell>
          <table:table-cell office:value-type="string" calcext:value-type="string">
            <text:p>Adela Dowset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95017.1" calcext:value-type="float">
            <text:p>95017.1</text:p>
          </table:table-cell>
          <table:table-cell office:value-type="float" office:value="43283" calcext:value-type="float">
            <text:p>4328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660</text:p>
          </table:table-cell>
          <table:table-cell office:value-type="string" calcext:value-type="string">
            <text:p>Thedrick Bothwe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9764.1" calcext:value-type="float">
            <text:p>69764.1</text:p>
          </table:table-cell>
          <table:table-cell office:value-type="float" office:value="44195" calcext:value-type="float">
            <text:p>4419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596</text:p>
          </table:table-cell>
          <table:table-cell office:value-type="string" calcext:value-type="string">
            <text:p>Letisha Carre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84598.88" calcext:value-type="float">
            <text:p>84598.88</text:p>
          </table:table-cell>
          <table:table-cell office:value-type="string" calcext:value-type="string">
            <text:p>12-Oct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52</text:p>
          </table:table-cell>
          <table:table-cell office:value-type="string" calcext:value-type="string">
            <text:p>Karyn Creegh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36536.26" calcext:value-type="float">
            <text:p>36536.26</text:p>
          </table:table-cell>
          <table:table-cell office:value-type="string" calcext:value-type="string">
            <text:p>Jun 11, 202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083</text:p>
          </table:table-cell>
          <table:table-cell office:value-type="string" calcext:value-type="string">
            <text:p>Tammi Lackham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61688.77" calcext:value-type="float">
            <text:p>61688.77</text:p>
          </table:table-cell>
          <table:table-cell office:value-type="string" calcext:value-type="string">
            <text:p>3-Sep-18</text:p>
          </table:table-cell>
          <table:table-cell table:style-name="ce2" office:value-type="float" office:value="0.9" calcext:value-type="float">
            <text:p>0.9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1389</text:p>
          </table:table-cell>
          <table:table-cell office:value-type="string" calcext:value-type="string">
            <text:p>Shantee <text:s/>D'Antonio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/>
          <table:table-cell office:value-type="string" calcext:value-type="string">
            <text:p>21-Dec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643</text:p>
          </table:table-cell>
          <table:table-cell office:value-type="string" calcext:value-type="string">
            <text:p>Niko MacGill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88425.08" calcext:value-type="float">
            <text:p>88425.08</text:p>
          </table:table-cell>
          <table:table-cell office:value-type="string" calcext:value-type="string">
            <text:p>Jul 16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914</text:p>
          </table:table-cell>
          <table:table-cell office:value-type="string" calcext:value-type="string">
            <text:p>Ansley Goune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38438.24" calcext:value-type="float">
            <text:p>38438.24</text:p>
          </table:table-cell>
          <table:table-cell office:value-type="string" calcext:value-type="string">
            <text:p>May 11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674</text:p>
          </table:table-cell>
          <table:table-cell office:value-type="string" calcext:value-type="string">
            <text:p>Antonetta <text:s/>Coggeshall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ales</text:p>
          </table:table-cell>
          <table:table-cell table:style-name="ce2" office:value-type="float" office:value="96753.78" calcext:value-type="float">
            <text:p>96753.78</text:p>
          </table:table-cell>
          <table:table-cell office:value-type="float" office:value="44494" calcext:value-type="float">
            <text:p>4449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893</text:p>
          </table:table-cell>
          <table:table-cell office:value-type="string" calcext:value-type="string">
            <text:p>Lindy Guillet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112778.28" calcext:value-type="float">
            <text:p>112778.28</text:p>
          </table:table-cell>
          <table:table-cell office:value-type="float" office:value="43250" calcext:value-type="float">
            <text:p>4325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2727</text:p>
          </table:table-cell>
          <table:table-cell office:value-type="string" calcext:value-type="string">
            <text:p>Wald Bountiff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28974.03" calcext:value-type="float">
            <text:p>28974.03</text:p>
          </table:table-cell>
          <table:table-cell office:value-type="string" calcext:value-type="string">
            <text:p>25-Sep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323</text:p>
          </table:table-cell>
          <table:table-cell office:value-type="string" calcext:value-type="string">
            <text:p>Lissy McCo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86233.83" calcext:value-type="float">
            <text:p>86233.83</text:p>
          </table:table-cell>
          <table:table-cell office:value-type="string" calcext:value-type="string">
            <text:p>29-Aug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50</text:p>
          </table:table-cell>
          <table:table-cell office:value-type="string" calcext:value-type="string">
            <text:p>Felice McMurty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Product Management</text:p>
          </table:table-cell>
          <table:table-cell table:style-name="ce2" office:value-type="float" office:value="66865.49" calcext:value-type="float">
            <text:p>66865.49</text:p>
          </table:table-cell>
          <table:table-cell office:value-type="string" calcext:value-type="string">
            <text:p>18-Feb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3886</text:p>
          </table:table-cell>
          <table:table-cell office:value-type="string" calcext:value-type="string">
            <text:p>Edd <text:s/>MacKnocki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119022.49" calcext:value-type="float">
            <text:p>119022.49</text:p>
          </table:table-cell>
          <table:table-cell office:value-type="float" office:value="44431" calcext:value-type="float">
            <text:p>4443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0746</text:p>
          </table:table-cell>
          <table:table-cell office:value-type="string" calcext:value-type="string">
            <text:p>Hogan Ile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114177.23" calcext:value-type="float">
            <text:p>114177.23</text:p>
          </table:table-cell>
          <table:table-cell office:value-type="string" calcext:value-type="string">
            <text:p>18-Ma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387</text:p>
          </table:table-cell>
          <table:table-cell office:value-type="string" calcext:value-type="string">
            <text:p>Robinia Schollin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100731.95" calcext:value-type="float">
            <text:p>100731.95</text:p>
          </table:table-cell>
          <table:table-cell office:value-type="string" calcext:value-type="string">
            <text:p>Apr 15, 20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0105</text:p>
          </table:table-cell>
          <table:table-cell office:value-type="string" calcext:value-type="string">
            <text:p>Melisa Knot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86010.54" calcext:value-type="float">
            <text:p>86010.54</text:p>
          </table:table-cell>
          <table:table-cell office:value-type="float" office:value="43164" calcext:value-type="float">
            <text:p>4316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424</text:p>
          </table:table-cell>
          <table:table-cell office:value-type="string" calcext:value-type="string">
            <text:p>Novelia Pyff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52270.22" calcext:value-type="float">
            <text:p>52270.22</text:p>
          </table:table-cell>
          <table:table-cell office:value-type="float" office:value="43521" calcext:value-type="float">
            <text:p>43521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703</text:p>
          </table:table-cell>
          <table:table-cell office:value-type="string" calcext:value-type="string">
            <text:p>Abigael Basir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61624.77" calcext:value-type="float">
            <text:p>61624.77</text:p>
          </table:table-cell>
          <table:table-cell office:value-type="float" office:value="43430" calcext:value-type="float">
            <text:p>43430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703</text:p>
          </table:table-cell>
          <table:table-cell office:value-type="string" calcext:value-type="string">
            <text:p>North Bertomeu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104903.79" calcext:value-type="float">
            <text:p>104903.79</text:p>
          </table:table-cell>
          <table:table-cell office:value-type="string" calcext:value-type="string">
            <text:p>3-Jul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hennai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024</text:p>
          </table:table-cell>
          <table:table-cell office:value-type="string" calcext:value-type="string">
            <text:p>Inge Creer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69057.32" calcext:value-type="float">
            <text:p>69057.32</text:p>
          </table:table-cell>
          <table:table-cell office:value-type="float" office:value="43390" calcext:value-type="float">
            <text:p>4339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735</text:p>
          </table:table-cell>
          <table:table-cell office:value-type="string" calcext:value-type="string">
            <text:p>Caresa Christer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Support</text:p>
          </table:table-cell>
          <table:table-cell table:style-name="ce2" office:value-type="float" office:value="59258.19" calcext:value-type="float">
            <text:p>59258.19</text:p>
          </table:table-cell>
          <table:table-cell office:value-type="float" office:value="43452" calcext:value-type="float">
            <text:p>43452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373</text:p>
          </table:table-cell>
          <table:table-cell office:value-type="string" calcext:value-type="string">
            <text:p>Edi <text:s/>Hofto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Research and Development</text:p>
          </table:table-cell>
          <table:table-cell table:style-name="ce2" office:value-type="float" office:value="28160.79" calcext:value-type="float">
            <text:p>28160.79</text:p>
          </table:table-cell>
          <table:table-cell office:value-type="string" calcext:value-type="string">
            <text:p>29-Jan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3733</text:p>
          </table:table-cell>
          <table:table-cell office:value-type="string" calcext:value-type="string">
            <text:p>Revkah Antonacci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09143.17" calcext:value-type="float">
            <text:p>109143.17</text:p>
          </table:table-cell>
          <table:table-cell office:value-type="string" calcext:value-type="string">
            <text:p>24-Apr-2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467</text:p>
          </table:table-cell>
          <table:table-cell office:value-type="string" calcext:value-type="string">
            <text:p>Carolyn Attack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70755.5" calcext:value-type="float">
            <text:p>70755.5</text:p>
          </table:table-cell>
          <table:table-cell office:value-type="string" calcext:value-type="string">
            <text:p>16-Sep-20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3537</text:p>
          </table:table-cell>
          <table:table-cell office:value-type="string" calcext:value-type="string">
            <text:p>Renaldo Thomassi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Business Development</text:p>
          </table:table-cell>
          <table:table-cell table:style-name="ce2" office:value-type="float" office:value="73360.38" calcext:value-type="float">
            <text:p>73360.38</text:p>
          </table:table-cell>
          <table:table-cell office:value-type="float" office:value="43972" calcext:value-type="float">
            <text:p>4397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1610</text:p>
          </table:table-cell>
          <table:table-cell office:value-type="string" calcext:value-type="string">
            <text:p>Gilles Jaquet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Accounting</text:p>
          </table:table-cell>
          <table:table-cell table:style-name="ce2" office:value-type="float" office:value="76303.82" calcext:value-type="float">
            <text:p>76303.82</text:p>
          </table:table-cell>
          <table:table-cell office:value-type="float" office:value="43458" calcext:value-type="float">
            <text:p>4345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016</text:p>
          </table:table-cell>
          <table:table-cell office:value-type="string" calcext:value-type="string">
            <text:p>Iris <text:s/>Wagg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58861.19" calcext:value-type="float">
            <text:p>58861.19</text:p>
          </table:table-cell>
          <table:table-cell office:value-type="string" calcext:value-type="string">
            <text:p>8-Jul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4415</text:p>
          </table:table-cell>
          <table:table-cell office:value-type="string" calcext:value-type="string">
            <text:p>Malory Biles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58744.17" calcext:value-type="float">
            <text:p>58744.17</text:p>
          </table:table-cell>
          <table:table-cell office:value-type="string" calcext:value-type="string">
            <text:p>12-Mar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067</text:p>
          </table:table-cell>
          <table:table-cell office:value-type="string" calcext:value-type="string">
            <text:p>Lea Chaplin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73488.68" calcext:value-type="float">
            <text:p>73488.68</text:p>
          </table:table-cell>
          <table:table-cell office:value-type="string" calcext:value-type="string">
            <text:p>15-Apr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4175</text:p>
          </table:table-cell>
          <table:table-cell office:value-type="string" calcext:value-type="string">
            <text:p>Hinda Label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Human Resources</text:p>
          </table:table-cell>
          <table:table-cell table:style-name="ce2" office:value-type="float" office:value="92704.48" calcext:value-type="float">
            <text:p>92704.48</text:p>
          </table:table-cell>
          <table:table-cell office:value-type="string" calcext:value-type="string">
            <text:p>26-Nov-18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T00687</text:p>
          </table:table-cell>
          <table:table-cell office:value-type="string" calcext:value-type="string">
            <text:p>Adrianne Gave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78443.78" calcext:value-type="float">
            <text:p>78443.78</text:p>
          </table:table-cell>
          <table:table-cell office:value-type="string" calcext:value-type="string">
            <text:p>May 14, 20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Hyderabad, Ind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1269</text:p>
          </table:table-cell>
          <table:table-cell office:value-type="string" calcext:value-type="string">
            <text:p>Eleonore Airdrie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Engineering</text:p>
          </table:table-cell>
          <table:table-cell table:style-name="ce2" office:value-type="float" office:value="97105.19" calcext:value-type="float">
            <text:p>97105.19</text:p>
          </table:table-cell>
          <table:table-cell office:value-type="float" office:value="44425" calcext:value-type="float">
            <text:p>4442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Columbus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0579</text:p>
          </table:table-cell>
          <table:table-cell office:value-type="string" calcext:value-type="string">
            <text:p>Rafaelita Blaksland 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Services</text:p>
          </table:table-cell>
          <table:table-cell table:style-name="ce2" office:value-type="float" office:value="109163.39" calcext:value-type="float">
            <text:p>109163.39</text:p>
          </table:table-cell>
          <table:table-cell office:value-type="float" office:value="44019" calcext:value-type="float">
            <text:p>44019</text:p>
          </table:table-cell>
          <table:table-cell table:style-name="ce2" office:value-type="float" office:value="0.8" calcext:value-type="float">
            <text:p>0.8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attle, US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TN03097</text:p>
          </table:table-cell>
          <table:table-cell office:value-type="string" calcext:value-type="string">
            <text:p>Bendite <text:s/>Bloan</text:p>
          </table:table-cell>
          <table:table-cell table:style-name="ce2" office:value-type="string" calcext:value-type="string">
            <text:p>Male</text:p>
          </table:table-cell>
          <table:table-cell office:value-type="string" calcext:value-type="string">
            <text:p>Marketing</text:p>
          </table:table-cell>
          <table:table-cell table:style-name="ce2" office:value-type="float" office:value="31816.57" calcext:value-type="float">
            <text:p>31816.57</text:p>
          </table:table-cell>
          <table:table-cell office:value-type="string" calcext:value-type="string">
            <text:p>1-Feb-19</text:p>
          </table:table-cell>
          <table:table-cell table:style-name="ce2" office:value-type="float" office:value="0.3" calcext:value-type="float">
            <text:p>0.3</text:p>
          </table:table-cell>
          <table:table-cell office:value-type="string" calcext:value-type="string">
            <text:p>Fixed Term</text:p>
          </table:table-cell>
          <table:table-cell office:value-type="string" calcext:value-type="string">
            <text:p>Remo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Q02174</text:p>
          </table:table-cell>
          <table:table-cell office:value-type="string" calcext:value-type="string">
            <text:p>Sidoney Yitzhok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NULL</text:p>
          </table:table-cell>
          <table:table-cell table:style-name="ce2" office:value-type="float" office:value="118442.54" calcext:value-type="float">
            <text:p>118442.54</text:p>
          </table:table-cell>
          <table:table-cell office:value-type="float" office:value="44193" calcext:value-type="float">
            <text:p>4419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ckland, New Zeal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PR02957</text:p>
          </table:table-cell>
          <table:table-cell office:value-type="string" calcext:value-type="string">
            <text:p>Vaughn Carvill</text:p>
          </table:table-cell>
          <table:table-cell table:style-name="ce2" office:value-type="string" calcext:value-type="string">
            <text:p>Female</text:p>
          </table:table-cell>
          <table:table-cell office:value-type="string" calcext:value-type="string">
            <text:p>Training</text:p>
          </table:table-cell>
          <table:table-cell table:style-name="ce2" office:value-type="float" office:value="84745.93" calcext:value-type="float">
            <text:p>84745.93</text:p>
          </table:table-cell>
          <table:table-cell office:value-type="string" calcext:value-type="string">
            <text:p>30-Aug-19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ellington, New Zealand</text:p>
          </table:table-cell>
          <table:table-cell table:number-columns-repeated="16375"/>
        </table:table-row>
        <table:table-row table:style-name="ro1" table:number-rows-repeated="10483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ivot Table_Sheet1_2" table:style-name="ta2">
        <office:forms form:automatic-focus="false" form:apply-design-mode="false"/>
        <table:table-column table:style-name="co7" table:default-cell-style-name="ce2"/>
        <table:table-column table:style-name="co8" table:number-columns-repeated="6" table:default-cell-style-name="Default"/>
        <table:table-row table:style-name="ro2">
          <table:table-cell table:style-name="Pivot_20_Table_20_Field" office:value-type="string" calcext:value-type="string">
            <text:p>Gender</text:p>
          </table:table-cell>
          <table:table-cell table:style-name="ce8" office:value-type="string" calcext:value-type="string">
            <text:p>- all -</text:p>
          </table:table-cell>
          <table:table-cell table:number-columns-repeated="5"/>
        </table:table-row>
        <table:table-row table:style-name="ro2">
          <table:table-cell table:style-name="Pivot_20_Table_20_Field" office:value-type="string" calcext:value-type="string">
            <text:p>Name</text:p>
          </table:table-cell>
          <table:table-cell table:style-name="ce8" office:value-type="string" calcext:value-type="string">
            <text:p>- all -</text:p>
          </table:table-cell>
          <table:table-cell table:number-columns-repeated="5"/>
        </table:table-row>
        <table:table-row table:style-name="ro2">
          <table:table-cell table:style-name="Pivot_20_Table_20_Field" office:value-type="string" calcext:value-type="string">
            <text:p>Salary</text:p>
          </table:table-cell>
          <table:table-cell table:style-name="ce8" office:value-type="string" calcext:value-type="string">
            <text:p>- all -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4"/>
          <table:table-cell>
            <draw:frame draw:z-index="0" draw:style-name="gr1" draw:text-style-name="P1" svg:width="6.2937in" svg:height="3.5445in" svg:x="0.8425in" svg:y="0.1567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style-name="ce3" office:value-type="string" calcext:value-type="string">
            <text:p>Count - Department*</text:p>
          </table:table-cell>
          <table:table-cell table:style-name="ce9" office:value-type="string" calcext:value-type="string">
            <text:p>Employee type</text:p>
          </table:table-cell>
          <table:table-cell table:style-name="ce1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4" office:value-type="string" calcext:value-type="string">
            <text:p>Department</text:p>
          </table:table-cell>
          <table:table-cell table:style-name="ce10" office:value-type="string" calcext:value-type="string">
            <text:p>Fixed Term</text:p>
          </table:table-cell>
          <table:table-cell table:style-name="ce16" office:value-type="string" calcext:value-type="string">
            <text:p>Permanent</text:p>
          </table:table-cell>
          <table:table-cell table:style-name="ce16" office:value-type="string" calcext:value-type="string">
            <text:p>Temporary</text:p>
          </table:table-cell>
          <table:table-cell table:style-name="ce25" office:value-type="string" calcext:value-type="string">
            <text:p>Total Result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ccounting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Business Development</text:p>
          </table:table-cell>
          <table:table-cell table:style-name="ce12" office:value-type="float" office:value="4" calcext:value-type="float">
            <text:p>4</text:p>
          </table:table-cell>
          <table:table-cell table:style-name="Pivot_20_Table_20_Value" office:value-type="float" office:value="15" calcext:value-type="float">
            <text:p>15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Engineering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Human Resources</text:p>
          </table:table-cell>
          <table:table-cell table:style-name="ce12" office:value-type="float" office:value="4" calcext:value-type="float">
            <text:p>4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Legal</text:p>
          </table:table-cell>
          <table:table-cell table:style-name="ce12" office:value-type="float" office:value="2" calcext:value-type="float">
            <text:p>2</text:p>
          </table:table-cell>
          <table:table-cell table:style-name="Pivot_20_Table_20_Value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Marketing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ULL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21"/>
          <table:table-cell table:style-name="ce27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Product Management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Research and Development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Sales</text:p>
          </table:table-cell>
          <table:table-cell table:style-name="ce12" office:value-type="float" office:value="1" calcext:value-type="float">
            <text:p>1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Services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Support</text:p>
          </table:table-cell>
          <table:table-cell table:style-name="ce12" office:value-type="float" office:value="3" calcext:value-type="float">
            <text:p>3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Training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14" office:value-type="float" office:value="35" calcext:value-type="float">
            <text:p>35</text:p>
          </table:table-cell>
          <table:table-cell table:style-name="ce19" office:value-type="float" office:value="127" calcext:value-type="float">
            <text:p>127</text:p>
          </table:table-cell>
          <table:table-cell table:style-name="ce23" office:value-type="float" office:value="34" calcext:value-type="float">
            <text:p>34</text:p>
          </table:table-cell>
          <table:table-cell table:style-name="ce29" office:value-type="float" office:value="196" calcext:value-type="float">
            <text:p>196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>
            <draw:frame draw:z-index="1" draw:style-name="gr1" draw:text-style-name="P1" svg:width="6.2941in" svg:height="3.5449in" svg:x="0.0185in" svg:y="0.1461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ivot Table_Sheet1_1" table:style-name="ta3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8" table:default-cell-style-name="Default"/>
        <table:table-row table:style-name="ro2">
          <table:table-cell table:style-name="Pivot_20_Table_20_Field" office:value-type="string" calcext:value-type="string">
            <text:p>Name</text:p>
          </table:table-cell>
          <table:table-cell table:style-name="ce8" office:value-type="string" calcext:value-type="string">
            <text:p>- all -</text:p>
          </table:table-cell>
          <table:table-cell table:style-name="Default"/>
          <table:table-cell table:number-columns-repeated="7"/>
          <table:table-cell>
            <draw:frame draw:z-index="1" draw:style-name="gr1" draw:text-style-name="P1" svg:width="6.3039in" svg:height="3.5445in" svg:x="0.7657in" svg:y="0.052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style-name="Default" table:number-columns-repeated="3"/>
          <table:table-cell>
            <draw:frame draw:z-index="0" draw:style-name="gr1" draw:text-style-name="P1" svg:width="6.2972in" svg:height="3.5445in" svg:x="0.5465in" svg:y="0.1465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style-name="ce30" office:value-type="string" calcext:value-type="string">
            <text:p>Gender</text:p>
          </table:table-cell>
          <table:table-cell table:style-name="ce9" office:value-type="string" calcext:value-type="string">
            <text:p>Data</text:p>
          </table:table-cell>
          <table:table-cell table:style-name="ce38"/>
          <table:table-cell table:number-columns-repeated="8"/>
        </table:table-row>
        <table:table-row table:style-name="ro2">
          <table:table-cell table:style-name="ce5" office:value-type="string" calcext:value-type="string">
            <text:p>Female</text:p>
          </table:table-cell>
          <table:table-cell table:style-name="ce34" office:value-type="string" calcext:value-type="string">
            <text:p>Count - Gender*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31"/>
          <table:table-cell table:style-name="ce35" office:value-type="string" calcext:value-type="string">
            <text:p>Count - Name*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Male</text:p>
          </table:table-cell>
          <table:table-cell table:style-name="ce34" office:value-type="string" calcext:value-type="string">
            <text:p>Count - Gender*</text:p>
          </table:table-cell>
          <table:table-cell table:style-name="ce39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31"/>
          <table:table-cell table:style-name="ce35" office:value-type="string" calcext:value-type="string">
            <text:p>Count - Name*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(empty)</text:p>
          </table:table-cell>
          <table:table-cell table:style-name="ce34" office:value-type="string" calcext:value-type="string">
            <text:p>Count - Gender*</text:p>
          </table:table-cell>
          <table:table-cell table:style-name="ce41"/>
          <table:table-cell table:number-columns-repeated="8"/>
        </table:table-row>
        <table:table-row table:style-name="ro2">
          <table:table-cell table:style-name="ce31"/>
          <table:table-cell table:style-name="ce35" office:value-type="string" calcext:value-type="string">
            <text:p>Count - Name*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style-name="ce32" office:value-type="string" calcext:value-type="string">
            <text:p>Total Count - Gender*</text:p>
          </table:table-cell>
          <table:table-cell table:style-name="ce36"/>
          <table:table-cell table:style-name="ce42" office:value-type="float" office:value="190" calcext:value-type="float">
            <text:p>190</text:p>
          </table:table-cell>
          <table:table-cell table:number-columns-repeated="8"/>
        </table:table-row>
        <table:table-row table:style-name="ro2">
          <table:table-cell table:style-name="ce33" office:value-type="string" calcext:value-type="string">
            <text:p>Total Count - Name*</text:p>
          </table:table-cell>
          <table:table-cell table:style-name="ce37"/>
          <table:table-cell table:style-name="ce43" office:value-type="float" office:value="196" calcext:value-type="float">
            <text:p>196</text:p>
          </table:table-cell>
          <table:table-cell table:number-columns-repeated="8"/>
        </table:table-row>
        <table:table-row table:style-name="ro2" table:number-rows-repeated="104856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I197" table:display-filter-buttons="true"/>
      </table:database-ranges>
      <table:data-pilot-tables>
        <table:data-pilot-table table:name="DataPilot2" table:application-data="" table:target-range-address="'Pivot Table_Sheet1_2'.A1:'Pivot Table_Sheet1_2'.E20" table:buttons="'Pivot Table_Sheet1_2'.A1 'Pivot Table_Sheet1_2'.A2 'Pivot Table_Sheet1_2'.A3 'Pivot Table_Sheet1_2'.A6 'Pivot Table_Sheet1_2'.B5" table:show-filter-button="false">
          <table:source-cell-range table:cell-range-address="Sheet1.A1:Sheet1.I197"/>
          <table:data-pilot-field table:source-field-name="Emp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tart 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ork lo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epartment" table:orientation="row" table:used-hierarchy="-1" table:function="auto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Business Development" table:display="true" table:show-details="true"/>
                <table:data-pilot-member table:name="Engineering" table:display="true" table:show-details="true"/>
                <table:data-pilot-member table:name="Human Resources" table:display="true" table:show-details="true"/>
                <table:data-pilot-member table:name="Legal" table:display="true" table:show-details="true"/>
                <table:data-pilot-member table:name="Marketing" table:display="true" table:show-details="true"/>
                <table:data-pilot-member table:name="NULL" table:display="true" table:show-details="true"/>
                <table:data-pilot-member table:name="Product Management" table:display="true" table:show-details="true"/>
                <table:data-pilot-member table:name="Research and Development" table:display="true" table:show-details="true"/>
                <table:data-pilot-member table:name="Sales" table:display="true" table:show-details="true"/>
                <table:data-pilot-member table:name="Services" table:display="true" table:show-details="true"/>
                <table:data-pilot-member table:name="Support" table:display="true" table:show-details="true"/>
                <table:data-pilot-member table:name="Training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mployee type" table:orientation="column" table:used-hierarchy="-1" table:function="auto">
            <table:data-pilot-level table:show-empty="false" calcext:repeat-item-labels="false">
              <table:data-pilot-members>
                <table:data-pilot-member table:name="Fixed Term" table:display="true" table:show-details="true"/>
                <table:data-pilot-member table:name="Permanent" table:display="true" table:show-details="true"/>
                <table:data-pilot-member table:name="Temporar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page" table:used-hierarchy="-1" table:function="auto" loext:ignore-selected-page="true" table:selected-page="Female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page" table:used-hierarchy="-1" table:function="auto" loext:ignore-selected-page="true" table:selected-page=" Fred Dudeney">
            <table:data-pilot-level table:show-empty="false" calcext:repeat-item-labels="false">
              <table:data-pilot-members>
                <table:data-pilot-member table:name=" Fred Dudeney" table:display="true" table:show-details="true"/>
                <table:data-pilot-member table:name=" Jamesy O'Ferris" table:display="true" table:show-details="true"/>
                <table:data-pilot-member table:name=" Jill Shipsey" table:display="true" table:show-details="true"/>
                <table:data-pilot-member table:name=" Joaquin McVitty" table:display="true" table:show-details="true"/>
                <table:data-pilot-member table:name=" Kath Bletsoe" table:display="true" table:show-details="true"/>
                <table:data-pilot-member table:name=" Leena Bruckshaw" table:display="true" table:show-details="true"/>
                <table:data-pilot-member table:name=" Louise Lamming" table:display="true" table:show-details="true"/>
                <table:data-pilot-member table:name=" Pippy Shepperd" table:display="true" table:show-details="true"/>
                <table:data-pilot-member table:name=" Wyn Treadger" table:display="true" table:show-details="true"/>
                <table:data-pilot-member table:name="Abigael Basire" table:display="true" table:show-details="true"/>
                <table:data-pilot-member table:name="Adela Dowsett" table:display="true" table:show-details="true"/>
                <table:data-pilot-member table:name="Adey Ryal" table:display="true" table:show-details="true"/>
                <table:data-pilot-member table:name="Adolph McNalley" table:display="true" table:show-details="true"/>
                <table:data-pilot-member table:name="Adrianne Gave" table:display="true" table:show-details="true"/>
                <table:data-pilot-member table:name="Aileen McCritchie" table:display="true" table:show-details="true"/>
                <table:data-pilot-member table:name="Aldrich  Glenny" table:display="true" table:show-details="true"/>
                <table:data-pilot-member table:name="Alexandros Rackley" table:display="true" table:show-details="true"/>
                <table:data-pilot-member table:name="Alexis Gotfrey" table:display="true" table:show-details="true"/>
                <table:data-pilot-member table:name="Alic Bagg" table:display="true" table:show-details="true"/>
                <table:data-pilot-member table:name="Alicea Pudsall" table:display="true" table:show-details="true"/>
                <table:data-pilot-member table:name="Aloise MacCathay " table:display="true" table:show-details="true"/>
                <table:data-pilot-member table:name="Althea  Bronger" table:display="true" table:show-details="true"/>
                <table:data-pilot-member table:name="Aluin Churly" table:display="true" table:show-details="true"/>
                <table:data-pilot-member table:name="Alyosha Riquet" table:display="true" table:show-details="true"/>
                <table:data-pilot-member table:name="Amery Ofer" table:display="true" table:show-details="true"/>
                <table:data-pilot-member table:name="Anjanette Ferre" table:display="true" table:show-details="true"/>
                <table:data-pilot-member table:name="Ansley Gounel" table:display="true" table:show-details="true"/>
                <table:data-pilot-member table:name="Antonetta  Coggeshall" table:display="true" table:show-details="true"/>
                <table:data-pilot-member table:name="Ardella Dyment" table:display="true" table:show-details="true"/>
                <table:data-pilot-member table:name="Audry Yu" table:display="true" table:show-details="true"/>
                <table:data-pilot-member table:name="Barbara-anne Kenchington" table:display="true" table:show-details="true"/>
                <table:data-pilot-member table:name="Bari Toffano" table:display="true" table:show-details="true"/>
                <table:data-pilot-member table:name="Barr Faughny" table:display="true" table:show-details="true"/>
                <table:data-pilot-member table:name="Bendite  Bloan" table:display="true" table:show-details="true"/>
                <table:data-pilot-member table:name="Beverie Moffet" table:display="true" table:show-details="true"/>
                <table:data-pilot-member table:name="Billi Fellgate" table:display="true" table:show-details="true"/>
                <table:data-pilot-member table:name="Brendan  Edgeller" table:display="true" table:show-details="true"/>
                <table:data-pilot-member table:name="Brose MacCorkell" table:display="true" table:show-details="true"/>
                <table:data-pilot-member table:name="Calvin O'Carroll" table:display="true" table:show-details="true"/>
                <table:data-pilot-member table:name="Camilla Castle" table:display="true" table:show-details="true"/>
                <table:data-pilot-member table:name="Cara Havers" table:display="true" table:show-details="true"/>
                <table:data-pilot-member table:name="Caresa Christer" table:display="true" table:show-details="true"/>
                <table:data-pilot-member table:name="Carlin Demke" table:display="true" table:show-details="true"/>
                <table:data-pilot-member table:name="Carolyn Attack " table:display="true" table:show-details="true"/>
                <table:data-pilot-member table:name="Caron Kolakovic" table:display="true" table:show-details="true"/>
                <table:data-pilot-member table:name="Charmane Heistermann" table:display="true" table:show-details="true"/>
                <table:data-pilot-member table:name="Cletus McGarahan " table:display="true" table:show-details="true"/>
                <table:data-pilot-member table:name="Collen Dunbleton" table:display="true" table:show-details="true"/>
                <table:data-pilot-member table:name="Collin Jagson" table:display="true" table:show-details="true"/>
                <table:data-pilot-member table:name="Crawford Scad" table:display="true" table:show-details="true"/>
                <table:data-pilot-member table:name="Daisie Dahlman" table:display="true" table:show-details="true"/>
                <table:data-pilot-member table:name="Daisie McNeice" table:display="true" table:show-details="true"/>
                <table:data-pilot-member table:name="Danica Nayshe" table:display="true" table:show-details="true"/>
                <table:data-pilot-member table:name="Dare Tully" table:display="true" table:show-details="true"/>
                <table:data-pilot-member table:name="Dave Lacoste" table:display="true" table:show-details="true"/>
                <table:data-pilot-member table:name="Dean Biggam" table:display="true" table:show-details="true"/>
                <table:data-pilot-member table:name="Debera Gow " table:display="true" table:show-details="true"/>
                <table:data-pilot-member table:name="Dell Molloy" table:display="true" table:show-details="true"/>
                <table:data-pilot-member table:name="Delphine Jewis" table:display="true" table:show-details="true"/>
                <table:data-pilot-member table:name="Dennison Crosswaite" table:display="true" table:show-details="true"/>
                <table:data-pilot-member table:name="Devinne Tuny" table:display="true" table:show-details="true"/>
                <table:data-pilot-member table:name="Doe Clubley" table:display="true" table:show-details="true"/>
                <table:data-pilot-member table:name="Dulce Colbeck" table:display="true" table:show-details="true"/>
                <table:data-pilot-member table:name="Dulsea Folkes" table:display="true" table:show-details="true"/>
                <table:data-pilot-member table:name="Easter Pyke" table:display="true" table:show-details="true"/>
                <table:data-pilot-member table:name="Edd  MacKnockiter" table:display="true" table:show-details="true"/>
                <table:data-pilot-member table:name="Edi  Hofton" table:display="true" table:show-details="true"/>
                <table:data-pilot-member table:name="Egor Minto" table:display="true" table:show-details="true"/>
                <table:data-pilot-member table:name="Eilis Pavlasek" table:display="true" table:show-details="true"/>
                <table:data-pilot-member table:name="Eleonore Airdrie" table:display="true" table:show-details="true"/>
                <table:data-pilot-member table:name="Enoch Dowrey" table:display="true" table:show-details="true"/>
                <table:data-pilot-member table:name="Estell Kingsland" table:display="true" table:show-details="true"/>
                <table:data-pilot-member table:name="Evangelina Lergan" table:display="true" table:show-details="true"/>
                <table:data-pilot-member table:name="Evanne  Sheryn" table:display="true" table:show-details="true"/>
                <table:data-pilot-member table:name="Ewart Hovel" table:display="true" table:show-details="true"/>
                <table:data-pilot-member table:name="Fanchon Furney" table:display="true" table:show-details="true"/>
                <table:data-pilot-member table:name="Faun Rickeard" table:display="true" table:show-details="true"/>
                <table:data-pilot-member table:name="Felice McMurty" table:display="true" table:show-details="true"/>
                <table:data-pilot-member table:name="Floyd  Cowgill" table:display="true" table:show-details="true"/>
                <table:data-pilot-member table:name="Frasier Straw" table:display="true" table:show-details="true"/>
                <table:data-pilot-member table:name="Freddy Linford" table:display="true" table:show-details="true"/>
                <table:data-pilot-member table:name="Genevra Friday" table:display="true" table:show-details="true"/>
                <table:data-pilot-member table:name="Giffer Berlin" table:display="true" table:show-details="true"/>
                <table:data-pilot-member table:name="Gilda Richen" table:display="true" table:show-details="true"/>
                <table:data-pilot-member table:name="Gilles Jaquet" table:display="true" table:show-details="true"/>
                <table:data-pilot-member table:name="Ginger  Myott" table:display="true" table:show-details="true"/>
                <table:data-pilot-member table:name="Giselbert Newlands" table:display="true" table:show-details="true"/>
                <table:data-pilot-member table:name="Gradey Litton" table:display="true" table:show-details="true"/>
                <table:data-pilot-member table:name="Grady Rochelle" table:display="true" table:show-details="true"/>
                <table:data-pilot-member table:name="Granny Spencelayh" table:display="true" table:show-details="true"/>
                <table:data-pilot-member table:name="Grazia Bunkle" table:display="true" table:show-details="true"/>
                <table:data-pilot-member table:name="Hinda Label " table:display="true" table:show-details="true"/>
                <table:data-pilot-member table:name="Hogan Iles" table:display="true" table:show-details="true"/>
                <table:data-pilot-member table:name="Iain Wiburn" table:display="true" table:show-details="true"/>
                <table:data-pilot-member table:name="Ignacius Losel" table:display="true" table:show-details="true"/>
                <table:data-pilot-member table:name="Inge Creer" table:display="true" table:show-details="true"/>
                <table:data-pilot-member table:name="Inger Andriveaux" table:display="true" table:show-details="true"/>
                <table:data-pilot-member table:name="Inger Chapelhow" table:display="true" table:show-details="true"/>
                <table:data-pilot-member table:name="Iris  Wagg" table:display="true" table:show-details="true"/>
                <table:data-pilot-member table:name="Isaak Rawne" table:display="true" table:show-details="true"/>
                <table:data-pilot-member table:name="Janina Wolverson" table:display="true" table:show-details="true"/>
                <table:data-pilot-member table:name="Jessica Callcott" table:display="true" table:show-details="true"/>
                <table:data-pilot-member table:name="Jo-anne Gobeau" table:display="true" table:show-details="true"/>
                <table:data-pilot-member table:name="Julietta Culross" table:display="true" table:show-details="true"/>
                <table:data-pilot-member table:name="Karyn Creeghan" table:display="true" table:show-details="true"/>
                <table:data-pilot-member table:name="Katya Hundy" table:display="true" table:show-details="true"/>
                <table:data-pilot-member table:name="Kellsie Waby" table:display="true" table:show-details="true"/>
                <table:data-pilot-member table:name="Layton Crayden" table:display="true" table:show-details="true"/>
                <table:data-pilot-member table:name="Lea Chaplin" table:display="true" table:show-details="true"/>
                <table:data-pilot-member table:name="Leonidas Cavaney" table:display="true" table:show-details="true"/>
                <table:data-pilot-member table:name="Letisha Carrett" table:display="true" table:show-details="true"/>
                <table:data-pilot-member table:name="Lezlie Philcott" table:display="true" table:show-details="true"/>
                <table:data-pilot-member table:name="Lincoln Cord" table:display="true" table:show-details="true"/>
                <table:data-pilot-member table:name="Lindy Guillet" table:display="true" table:show-details="true"/>
                <table:data-pilot-member table:name="Lion  Adcock" table:display="true" table:show-details="true"/>
                <table:data-pilot-member table:name="Lissy McCoy" table:display="true" table:show-details="true"/>
                <table:data-pilot-member table:name="Lizzie Mullally" table:display="true" table:show-details="true"/>
                <table:data-pilot-member table:name="Mabel Orrow" table:display="true" table:show-details="true"/>
                <table:data-pilot-member table:name="Mackenzie Hannis" table:display="true" table:show-details="true"/>
                <table:data-pilot-member table:name="Magnum Locksley" table:display="true" table:show-details="true"/>
                <table:data-pilot-member table:name="Maible Azemar" table:display="true" table:show-details="true"/>
                <table:data-pilot-member table:name="Malory Biles" table:display="true" table:show-details="true"/>
                <table:data-pilot-member table:name="Marissa Infante" table:display="true" table:show-details="true"/>
                <table:data-pilot-member table:name="Maritsa Marusic" table:display="true" table:show-details="true"/>
                <table:data-pilot-member table:name="Marline Wahncke" table:display="true" table:show-details="true"/>
                <table:data-pilot-member table:name="Marquita Liquorish" table:display="true" table:show-details="true"/>
                <table:data-pilot-member table:name="Matias Cormack " table:display="true" table:show-details="true"/>
                <table:data-pilot-member table:name="Melisa Knott" table:display="true" table:show-details="true"/>
                <table:data-pilot-member table:name="Michale Rolf" table:display="true" table:show-details="true"/>
                <table:data-pilot-member table:name="Mick Spraberry" table:display="true" table:show-details="true"/>
                <table:data-pilot-member table:name="Mickie Dagwell" table:display="true" table:show-details="true"/>
                <table:data-pilot-member table:name="Minerva Ricardot" table:display="true" table:show-details="true"/>
                <table:data-pilot-member table:name="Mollie  Hanway" table:display="true" table:show-details="true"/>
                <table:data-pilot-member table:name="Myrle Prandoni" table:display="true" table:show-details="true"/>
                <table:data-pilot-member table:name="Nananne Gehringer" table:display="true" table:show-details="true"/>
                <table:data-pilot-member table:name="Natalee Craiker" table:display="true" table:show-details="true"/>
                <table:data-pilot-member table:name="Nickolai  Artin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Northrop Reid" table:display="true" table:show-details="true"/>
                <table:data-pilot-member table:name="Novelia Pyffe" table:display="true" table:show-details="true"/>
                <table:data-pilot-member table:name="Oby Sorrel" table:display="true" table:show-details="true"/>
                <table:data-pilot-member table:name="Oona Donan" table:display="true" table:show-details="true"/>
                <table:data-pilot-member table:name="Orlando Gorstidge " table:display="true" table:show-details="true"/>
                <table:data-pilot-member table:name="Pearla  Beteriss" table:display="true" table:show-details="true"/>
                <table:data-pilot-member table:name="Rafaelita Blaksland " table:display="true" table:show-details="true"/>
                <table:data-pilot-member table:name="Renaldo Thomassin" table:display="true" table:show-details="true"/>
                <table:data-pilot-member table:name="Revkah Antonacci" table:display="true" table:show-details="true"/>
                <table:data-pilot-member table:name="Rhiamon Mollison" table:display="true" table:show-details="true"/>
                <table:data-pilot-member table:name="Riccardo Hagan" table:display="true" table:show-details="true"/>
                <table:data-pilot-member table:name="Richy Gray" table:display="true" table:show-details="true"/>
                <table:data-pilot-member table:name="Robinia Scholling" table:display="true" table:show-details="true"/>
                <table:data-pilot-member table:name="Seward Kubera" table:display="true" table:show-details="true"/>
                <table:data-pilot-member table:name="Shantee  D'Antonio" table:display="true" table:show-details="true"/>
                <table:data-pilot-member table:name="Shaylyn Ransbury " table:display="true" table:show-details="true"/>
                <table:data-pilot-member table:name="Shellysheldon Mahady" table:display="true" table:show-details="true"/>
                <table:data-pilot-member table:name="Sidoney Yitzhok" table:display="true" table:show-details="true"/>
                <table:data-pilot-member table:name="Stan  Tolliday" table:display="true" table:show-details="true"/>
                <table:data-pilot-member table:name="Syd Fearn" table:display="true" table:show-details="true"/>
                <table:data-pilot-member table:name="Tabby  Astall" table:display="true" table:show-details="true"/>
                <table:data-pilot-member table:name="Tadio Audritt" table:display="true" table:show-details="true"/>
                <table:data-pilot-member table:name="Tallie Chaikovski" table:display="true" table:show-details="true"/>
                <table:data-pilot-member table:name="Tammi Lackham" table:display="true" table:show-details="true"/>
                <table:data-pilot-member table:name="Thedrick Bothwell" table:display="true" table:show-details="true"/>
                <table:data-pilot-member table:name="Thekla Lynnett" table:display="true" table:show-details="true"/>
                <table:data-pilot-member table:name="Theresita Chasmer" table:display="true" table:show-details="true"/>
                <table:data-pilot-member table:name="Thorvald Milliken" table:display="true" table:show-details="true"/>
                <table:data-pilot-member table:name="Tristam Cuming" table:display="true" table:show-details="true"/>
                <table:data-pilot-member table:name="Van Tuxwell" table:display="true" table:show-details="true"/>
                <table:data-pilot-member table:name="Vaughn Carvill" table:display="true" table:show-details="true"/>
                <table:data-pilot-member table:name="Vere Kulic" table:display="true" table:show-details="true"/>
                <table:data-pilot-member table:name="Verla Timmis" table:display="true" table:show-details="true"/>
                <table:data-pilot-member table:name="Vernor Atyea" table:display="true" table:show-details="true"/>
                <table:data-pilot-member table:name="Wald Bountiff" table:display="true" table:show-details="true"/>
                <table:data-pilot-member table:name="Westbrook Brandino" table:display="true" table:show-details="true"/>
                <table:data-pilot-member table:name="Yanaton Wooster" table:display="true" table:show-details="true"/>
                <table:data-pilot-member table:name="Yvette  Bet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ary" table:orientation="page" table:used-hierarchy="-1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8160.79" table:display="true" table:show-details="true"/>
                <table:data-pilot-member table:name="28481.16" table:display="true" table:show-details="true"/>
                <table:data-pilot-member table:name="28974.03" table:display="true" table:show-details="true"/>
                <table:data-pilot-member table:name="31042.51" table:display="true" table:show-details="true"/>
                <table:data-pilot-member table:name="31172.77" table:display="true" table:show-details="true"/>
                <table:data-pilot-member table:name="31241.24" table:display="true" table:show-details="true"/>
                <table:data-pilot-member table:name="31816.57" table:display="true" table:show-details="true"/>
                <table:data-pilot-member table:name="32192.15" table:display="true" table:show-details="true"/>
                <table:data-pilot-member table:name="32496.88" table:display="true" table:show-details="true"/>
                <table:data-pilot-member table:name="33031.26" table:display="true" table:show-details="true"/>
                <table:data-pilot-member table:name="35943.62" table:display="true" table:show-details="true"/>
                <table:data-pilot-member table:name="36536.26" table:display="true" table:show-details="true"/>
                <table:data-pilot-member table:name="36547.58" table:display="true" table:show-details="true"/>
                <table:data-pilot-member table:name="37062.1" table:display="true" table:show-details="true"/>
                <table:data-pilot-member table:name="37362.3" table:display="true" table:show-details="true"/>
                <table:data-pilot-member table:name="37902.35" table:display="true" table:show-details="true"/>
                <table:data-pilot-member table:name="38438.24" table:display="true" table:show-details="true"/>
                <table:data-pilot-member table:name="39535.49" table:display="true" table:show-details="true"/>
                <table:data-pilot-member table:name="39700.82" table:display="true" table:show-details="true"/>
                <table:data-pilot-member table:name="39784.24" table:display="true" table:show-details="true"/>
                <table:data-pilot-member table:name="39969.72" table:display="true" table:show-details="true"/>
                <table:data-pilot-member table:name="40445.29" table:display="true" table:show-details="true"/>
                <table:data-pilot-member table:name="40753.54" table:display="true" table:show-details="true"/>
                <table:data-pilot-member table:name="41934.71" table:display="true" table:show-details="true"/>
                <table:data-pilot-member table:name="42161.77" table:display="true" table:show-details="true"/>
                <table:data-pilot-member table:name="42314.39" table:display="true" table:show-details="true"/>
                <table:data-pilot-member table:name="43329.22" table:display="true" table:show-details="true"/>
                <table:data-pilot-member table:name="44403.77" table:display="true" table:show-details="true"/>
                <table:data-pilot-member table:name="44447.26" table:display="true" table:show-details="true"/>
                <table:data-pilot-member table:name="44845.33" table:display="true" table:show-details="true"/>
                <table:data-pilot-member table:name="47362.62" table:display="true" table:show-details="true"/>
                <table:data-pilot-member table:name="47646.95" table:display="true" table:show-details="true"/>
                <table:data-pilot-member table:name="49915.14" table:display="true" table:show-details="true"/>
                <table:data-pilot-member table:name="50310.09" table:display="true" table:show-details="true"/>
                <table:data-pilot-member table:name="50449.46" table:display="true" table:show-details="true"/>
                <table:data-pilot-member table:name="50855.53" table:display="true" table:show-details="true"/>
                <table:data-pilot-member table:name="51165.37" table:display="true" table:show-details="true"/>
                <table:data-pilot-member table:name="52246.29" table:display="true" table:show-details="true"/>
                <table:data-pilot-member table:name="52270.22" table:display="true" table:show-details="true"/>
                <table:data-pilot-member table:name="52748.63" table:display="true" table:show-details="true"/>
                <table:data-pilot-member table:name="52963.65" table:display="true" table:show-details="true"/>
                <table:data-pilot-member table:name="53949.26" table:display="true" table:show-details="true"/>
                <table:data-pilot-member table:name="54137.05" table:display="true" table:show-details="true"/>
                <table:data-pilot-member table:name="57002.02" table:display="true" table:show-details="true"/>
                <table:data-pilot-member table:name="57419.35" table:display="true" table:show-details="true"/>
                <table:data-pilot-member table:name="58744.17" table:display="true" table:show-details="true"/>
                <table:data-pilot-member table:name="58861.19" table:display="true" table:show-details="true"/>
                <table:data-pilot-member table:name="58935.92" table:display="true" table:show-details="true"/>
                <table:data-pilot-member table:name="59258.19" table:display="true" table:show-details="true"/>
                <table:data-pilot-member table:name="59434.18" table:display="true" table:show-details="true"/>
                <table:data-pilot-member table:name="61214.26" table:display="true" table:show-details="true"/>
                <table:data-pilot-member table:name="61624.77" table:display="true" table:show-details="true"/>
                <table:data-pilot-member table:name="61688.77" table:display="true" table:show-details="true"/>
                <table:data-pilot-member table:name="61994.76" table:display="true" table:show-details="true"/>
                <table:data-pilot-member table:name="62195.47" table:display="true" table:show-details="true"/>
                <table:data-pilot-member table:name="63447.07" table:display="true" table:show-details="true"/>
                <table:data-pilot-member table:name="63555.73" table:display="true" table:show-details="true"/>
                <table:data-pilot-member table:name="63705.4" table:display="true" table:show-details="true"/>
                <table:data-pilot-member table:name="65699.02" table:display="true" table:show-details="true"/>
                <table:data-pilot-member table:name="66017.18" table:display="true" table:show-details="true"/>
                <table:data-pilot-member table:name="66572.58" table:display="true" table:show-details="true"/>
                <table:data-pilot-member table:name="66865.49" table:display="true" table:show-details="true"/>
                <table:data-pilot-member table:name="67633.85" table:display="true" table:show-details="true"/>
                <table:data-pilot-member table:name="67818.14" table:display="true" table:show-details="true"/>
                <table:data-pilot-member table:name="67957.9" table:display="true" table:show-details="true"/>
                <table:data-pilot-member table:name="68008.55" table:display="true" table:show-details="true"/>
                <table:data-pilot-member table:name="68860.4" table:display="true" table:show-details="true"/>
                <table:data-pilot-member table:name="68887.84" table:display="true" table:show-details="true"/>
                <table:data-pilot-member table:name="68980.52" table:display="true" table:show-details="true"/>
                <table:data-pilot-member table:name="69057.32" table:display="true" table:show-details="true"/>
                <table:data-pilot-member table:name="69163.39" table:display="true" table:show-details="true"/>
                <table:data-pilot-member table:name="69192.85" table:display="true" table:show-details="true"/>
                <table:data-pilot-member table:name="69764.1" table:display="true" table:show-details="true"/>
                <table:data-pilot-member table:name="69913.39" table:display="true" table:show-details="true"/>
                <table:data-pilot-member table:name="70649.46" table:display="true" table:show-details="true"/>
                <table:data-pilot-member table:name="70755.5" table:display="true" table:show-details="true"/>
                <table:data-pilot-member table:name="71371.37" table:display="true" table:show-details="true"/>
                <table:data-pilot-member table:name="71570.99" table:display="true" table:show-details="true"/>
                <table:data-pilot-member table:name="71823.56" table:display="true" table:show-details="true"/>
                <table:data-pilot-member table:name="71924.85" table:display="true" table:show-details="true"/>
                <table:data-pilot-member table:name="72843.23" table:display="true" table:show-details="true"/>
                <table:data-pilot-member table:name="72876.91" table:display="true" table:show-details="true"/>
                <table:data-pilot-member table:name="73360.38" table:display="true" table:show-details="true"/>
                <table:data-pilot-member table:name="73488.68" table:display="true" table:show-details="true"/>
                <table:data-pilot-member table:name="74279.01" table:display="true" table:show-details="true"/>
                <table:data-pilot-member table:name="74924.65" table:display="true" table:show-details="true"/>
                <table:data-pilot-member table:name="75475.93" table:display="true" table:show-details="true"/>
                <table:data-pilot-member table:name="75733.74" table:display="true" table:show-details="true"/>
                <table:data-pilot-member table:name="75974.99" table:display="true" table:show-details="true"/>
                <table:data-pilot-member table:name="76303.82" table:display="true" table:show-details="true"/>
                <table:data-pilot-member table:name="76320.44" table:display="true" table:show-details="true"/>
                <table:data-pilot-member table:name="76932.6" table:display="true" table:show-details="true"/>
                <table:data-pilot-member table:name="78443.78" table:display="true" table:show-details="true"/>
                <table:data-pilot-member table:name="78840.23" table:display="true" table:show-details="true"/>
                <table:data-pilot-member table:name="79567.69" table:display="true" table:show-details="true"/>
                <table:data-pilot-member table:name="80169.42" table:display="true" table:show-details="true"/>
                <table:data-pilot-member table:name="80695.74" table:display="true" table:show-details="true"/>
                <table:data-pilot-member table:name="81897.79" table:display="true" table:show-details="true"/>
                <table:data-pilot-member table:name="83191.95" table:display="true" table:show-details="true"/>
                <table:data-pilot-member table:name="83396.5" table:display="true" table:show-details="true"/>
                <table:data-pilot-member table:name="84309.95" table:display="true" table:show-details="true"/>
                <table:data-pilot-member table:name="84598.88" table:display="true" table:show-details="true"/>
                <table:data-pilot-member table:name="84745.93" table:display="true" table:show-details="true"/>
                <table:data-pilot-member table:name="84762.76" table:display="true" table:show-details="true"/>
                <table:data-pilot-member table:name="85455.53" table:display="true" table:show-details="true"/>
                <table:data-pilot-member table:name="85879.23" table:display="true" table:show-details="true"/>
                <table:data-pilot-member table:name="85918.61" table:display="true" table:show-details="true"/>
                <table:data-pilot-member table:name="86010.54" table:display="true" table:show-details="true"/>
                <table:data-pilot-member table:name="86233.83" table:display="true" table:show-details="true"/>
                <table:data-pilot-member table:name="86556.96" table:display="true" table:show-details="true"/>
                <table:data-pilot-member table:name="86558.58" table:display="true" table:show-details="true"/>
                <table:data-pilot-member table:name="88034.67" table:display="true" table:show-details="true"/>
                <table:data-pilot-member table:name="88360.79" table:display="true" table:show-details="true"/>
                <table:data-pilot-member table:name="88425.08" table:display="true" table:show-details="true"/>
                <table:data-pilot-member table:name="88511.17" table:display="true" table:show-details="true"/>
                <table:data-pilot-member table:name="88689.09" table:display="true" table:show-details="true"/>
                <table:data-pilot-member table:name="89605.13" table:display="true" table:show-details="true"/>
                <table:data-pilot-member table:name="89690.38" table:display="true" table:show-details="true"/>
                <table:data-pilot-member table:name="89829.33" table:display="true" table:show-details="true"/>
                <table:data-pilot-member table:name="89838.77" table:display="true" table:show-details="true"/>
                <table:data-pilot-member table:name="90697.67" table:display="true" table:show-details="true"/>
                <table:data-pilot-member table:name="90884.32" table:display="true" table:show-details="true"/>
                <table:data-pilot-member table:name="91645.04" table:display="true" table:show-details="true"/>
                <table:data-pilot-member table:name="92336.08" table:display="true" table:show-details="true"/>
                <table:data-pilot-member table:name="92704.48" table:display="true" table:show-details="true"/>
                <table:data-pilot-member table:name="93128.34" table:display="true" table:show-details="true"/>
                <table:data-pilot-member table:name="95017.1" table:display="true" table:show-details="true"/>
                <table:data-pilot-member table:name="95677.9" table:display="true" table:show-details="true"/>
                <table:data-pilot-member table:name="95954.02" table:display="true" table:show-details="true"/>
                <table:data-pilot-member table:name="96555.53" table:display="true" table:show-details="true"/>
                <table:data-pilot-member table:name="96753.78" table:display="true" table:show-details="true"/>
                <table:data-pilot-member table:name="97105.19" table:display="true" table:show-details="true"/>
                <table:data-pilot-member table:name="99448.78" table:display="true" table:show-details="true"/>
                <table:data-pilot-member table:name="99460.78" table:display="true" table:show-details="true"/>
                <table:data-pilot-member table:name="99683.67" table:display="true" table:show-details="true"/>
                <table:data-pilot-member table:name="100371.31" table:display="true" table:show-details="true"/>
                <table:data-pilot-member table:name="100424.23" table:display="true" table:show-details="true"/>
                <table:data-pilot-member table:name="100731.95" table:display="true" table:show-details="true"/>
                <table:data-pilot-member table:name="101187.36" table:display="true" table:show-details="true"/>
                <table:data-pilot-member table:name="102934.09" table:display="true" table:show-details="true"/>
                <table:data-pilot-member table:name="104038.9" table:display="true" table:show-details="true"/>
                <table:data-pilot-member table:name="104335.04" table:display="true" table:show-details="true"/>
                <table:data-pilot-member table:name="104802.63" table:display="true" table:show-details="true"/>
                <table:data-pilot-member table:name="104903.79" table:display="true" table:show-details="true"/>
                <table:data-pilot-member table:name="105468.7" table:display="true" table:show-details="true"/>
                <table:data-pilot-member table:name="106665.67" table:display="true" table:show-details="true"/>
                <table:data-pilot-member table:name="106775.14" table:display="true" table:show-details="true"/>
                <table:data-pilot-member table:name="107107.6" table:display="true" table:show-details="true"/>
                <table:data-pilot-member table:name="108872.77" table:display="true" table:show-details="true"/>
                <table:data-pilot-member table:name="109143.17" table:display="true" table:show-details="true"/>
                <table:data-pilot-member table:name="109163.39" table:display="true" table:show-details="true"/>
                <table:data-pilot-member table:name="110042.37" table:display="true" table:show-details="true"/>
                <table:data-pilot-member table:name="110906.35" table:display="true" table:show-details="true"/>
                <table:data-pilot-member table:name="111049.84" table:display="true" table:show-details="true"/>
                <table:data-pilot-member table:name="111229.47" table:display="true" table:show-details="true"/>
                <table:data-pilot-member table:name="111815.49" table:display="true" table:show-details="true"/>
                <table:data-pilot-member table:name="112645.99" table:display="true" table:show-details="true"/>
                <table:data-pilot-member table:name="112778.28" table:display="true" table:show-details="true"/>
                <table:data-pilot-member table:name="113616.23" table:display="true" table:show-details="true"/>
                <table:data-pilot-member table:name="113747.56" table:display="true" table:show-details="true"/>
                <table:data-pilot-member table:name="114177.23" table:display="true" table:show-details="true"/>
                <table:data-pilot-member table:name="114425.19" table:display="true" table:show-details="true"/>
                <table:data-pilot-member table:name="114465.93" table:display="true" table:show-details="true"/>
                <table:data-pilot-member table:name="114691.03" table:display="true" table:show-details="true"/>
                <table:data-pilot-member table:name="115191.38" table:display="true" table:show-details="true"/>
                <table:data-pilot-member table:name="116767.63" table:display="true" table:show-details="true"/>
                <table:data-pilot-member table:name="118442.54" table:display="true" table:show-details="true"/>
                <table:data-pilot-member table:name="118976.16" table:display="true" table:show-details="true"/>
                <table:data-pilot-member table:name="119022.4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partment" tableooo:display-name="Count - Department*" table:orientation="data" table:used-hierarchy="-1" table:function="count">
            <table:data-pilot-level table:show-empty="false" calcext:repeat-item-labels="false">
              <table:data-pilot-members>
                <table:data-pilot-member table:name="Accounting" table:display="true" table:show-details="true"/>
                <table:data-pilot-member table:name="Business Development" table:display="true" table:show-details="true"/>
                <table:data-pilot-member table:name="Engineering" table:display="true" table:show-details="true"/>
                <table:data-pilot-member table:name="Human Resources" table:display="true" table:show-details="true"/>
                <table:data-pilot-member table:name="Legal" table:display="true" table:show-details="true"/>
                <table:data-pilot-member table:name="Marketing" table:display="true" table:show-details="true"/>
                <table:data-pilot-member table:name="NULL" table:display="true" table:show-details="true"/>
                <table:data-pilot-member table:name="Product Management" table:display="true" table:show-details="true"/>
                <table:data-pilot-member table:name="Research and Development" table:display="true" table:show-details="true"/>
                <table:data-pilot-member table:name="Sales" table:display="true" table:show-details="true"/>
                <table:data-pilot-member table:name="Services" table:display="true" table:show-details="true"/>
                <table:data-pilot-member table:name="Support" table:display="true" table:show-details="true"/>
                <table:data-pilot-member table:name="Training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_Sheet1_1'.A1:'Pivot Table_Sheet1_1'.C11" table:buttons="'Pivot Table_Sheet1_1'.A1 'Pivot Table_Sheet1_1'.A3 'Pivot Table_Sheet1_1'.B3" table:show-filter-button="false">
          <table:source-cell-range table:cell-range-address="Sheet1.A1:Sheet1.I197"/>
          <table:data-pilot-field table:source-field-name="Emp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epartm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alar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tart 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mployee 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ork lo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Gender" table:orientation="row" table:used-hierarchy="-1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page" table:used-hierarchy="-1" table:function="auto" loext:ignore-selected-page="true" table:selected-page=" Fred Dudeney">
            <table:data-pilot-level table:show-empty="false" calcext:repeat-item-labels="false">
              <table:data-pilot-members>
                <table:data-pilot-member table:name=" Fred Dudeney" table:display="true" table:show-details="true"/>
                <table:data-pilot-member table:name=" Jamesy O'Ferris" table:display="true" table:show-details="true"/>
                <table:data-pilot-member table:name=" Jill Shipsey" table:display="true" table:show-details="true"/>
                <table:data-pilot-member table:name=" Joaquin McVitty" table:display="true" table:show-details="true"/>
                <table:data-pilot-member table:name=" Kath Bletsoe" table:display="true" table:show-details="true"/>
                <table:data-pilot-member table:name=" Leena Bruckshaw" table:display="true" table:show-details="true"/>
                <table:data-pilot-member table:name=" Louise Lamming" table:display="true" table:show-details="true"/>
                <table:data-pilot-member table:name=" Pippy Shepperd" table:display="true" table:show-details="true"/>
                <table:data-pilot-member table:name=" Wyn Treadger" table:display="true" table:show-details="true"/>
                <table:data-pilot-member table:name="Abigael Basire" table:display="true" table:show-details="true"/>
                <table:data-pilot-member table:name="Adela Dowsett" table:display="true" table:show-details="true"/>
                <table:data-pilot-member table:name="Adey Ryal" table:display="true" table:show-details="true"/>
                <table:data-pilot-member table:name="Adolph McNalley" table:display="true" table:show-details="true"/>
                <table:data-pilot-member table:name="Adrianne Gave" table:display="true" table:show-details="true"/>
                <table:data-pilot-member table:name="Aileen McCritchie" table:display="true" table:show-details="true"/>
                <table:data-pilot-member table:name="Aldrich  Glenny" table:display="true" table:show-details="true"/>
                <table:data-pilot-member table:name="Alexandros Rackley" table:display="true" table:show-details="true"/>
                <table:data-pilot-member table:name="Alexis Gotfrey" table:display="true" table:show-details="true"/>
                <table:data-pilot-member table:name="Alic Bagg" table:display="true" table:show-details="true"/>
                <table:data-pilot-member table:name="Alicea Pudsall" table:display="true" table:show-details="true"/>
                <table:data-pilot-member table:name="Aloise MacCathay " table:display="true" table:show-details="true"/>
                <table:data-pilot-member table:name="Althea  Bronger" table:display="true" table:show-details="true"/>
                <table:data-pilot-member table:name="Aluin Churly" table:display="true" table:show-details="true"/>
                <table:data-pilot-member table:name="Alyosha Riquet" table:display="true" table:show-details="true"/>
                <table:data-pilot-member table:name="Amery Ofer" table:display="true" table:show-details="true"/>
                <table:data-pilot-member table:name="Anjanette Ferre" table:display="true" table:show-details="true"/>
                <table:data-pilot-member table:name="Ansley Gounel" table:display="true" table:show-details="true"/>
                <table:data-pilot-member table:name="Antonetta  Coggeshall" table:display="true" table:show-details="true"/>
                <table:data-pilot-member table:name="Ardella Dyment" table:display="true" table:show-details="true"/>
                <table:data-pilot-member table:name="Audry Yu" table:display="true" table:show-details="true"/>
                <table:data-pilot-member table:name="Barbara-anne Kenchington" table:display="true" table:show-details="true"/>
                <table:data-pilot-member table:name="Bari Toffano" table:display="true" table:show-details="true"/>
                <table:data-pilot-member table:name="Barr Faughny" table:display="true" table:show-details="true"/>
                <table:data-pilot-member table:name="Bendite  Bloan" table:display="true" table:show-details="true"/>
                <table:data-pilot-member table:name="Beverie Moffet" table:display="true" table:show-details="true"/>
                <table:data-pilot-member table:name="Billi Fellgate" table:display="true" table:show-details="true"/>
                <table:data-pilot-member table:name="Brendan  Edgeller" table:display="true" table:show-details="true"/>
                <table:data-pilot-member table:name="Brose MacCorkell" table:display="true" table:show-details="true"/>
                <table:data-pilot-member table:name="Calvin O'Carroll" table:display="true" table:show-details="true"/>
                <table:data-pilot-member table:name="Camilla Castle" table:display="true" table:show-details="true"/>
                <table:data-pilot-member table:name="Cara Havers" table:display="true" table:show-details="true"/>
                <table:data-pilot-member table:name="Caresa Christer" table:display="true" table:show-details="true"/>
                <table:data-pilot-member table:name="Carlin Demke" table:display="true" table:show-details="true"/>
                <table:data-pilot-member table:name="Carolyn Attack " table:display="true" table:show-details="true"/>
                <table:data-pilot-member table:name="Caron Kolakovic" table:display="true" table:show-details="true"/>
                <table:data-pilot-member table:name="Charmane Heistermann" table:display="true" table:show-details="true"/>
                <table:data-pilot-member table:name="Cletus McGarahan " table:display="true" table:show-details="true"/>
                <table:data-pilot-member table:name="Collen Dunbleton" table:display="true" table:show-details="true"/>
                <table:data-pilot-member table:name="Collin Jagson" table:display="true" table:show-details="true"/>
                <table:data-pilot-member table:name="Crawford Scad" table:display="true" table:show-details="true"/>
                <table:data-pilot-member table:name="Daisie Dahlman" table:display="true" table:show-details="true"/>
                <table:data-pilot-member table:name="Daisie McNeice" table:display="true" table:show-details="true"/>
                <table:data-pilot-member table:name="Danica Nayshe" table:display="true" table:show-details="true"/>
                <table:data-pilot-member table:name="Dare Tully" table:display="true" table:show-details="true"/>
                <table:data-pilot-member table:name="Dave Lacoste" table:display="true" table:show-details="true"/>
                <table:data-pilot-member table:name="Dean Biggam" table:display="true" table:show-details="true"/>
                <table:data-pilot-member table:name="Debera Gow " table:display="true" table:show-details="true"/>
                <table:data-pilot-member table:name="Dell Molloy" table:display="true" table:show-details="true"/>
                <table:data-pilot-member table:name="Delphine Jewis" table:display="true" table:show-details="true"/>
                <table:data-pilot-member table:name="Dennison Crosswaite" table:display="true" table:show-details="true"/>
                <table:data-pilot-member table:name="Devinne Tuny" table:display="true" table:show-details="true"/>
                <table:data-pilot-member table:name="Doe Clubley" table:display="true" table:show-details="true"/>
                <table:data-pilot-member table:name="Dulce Colbeck" table:display="true" table:show-details="true"/>
                <table:data-pilot-member table:name="Dulsea Folkes" table:display="true" table:show-details="true"/>
                <table:data-pilot-member table:name="Easter Pyke" table:display="true" table:show-details="true"/>
                <table:data-pilot-member table:name="Edd  MacKnockiter" table:display="true" table:show-details="true"/>
                <table:data-pilot-member table:name="Edi  Hofton" table:display="true" table:show-details="true"/>
                <table:data-pilot-member table:name="Egor Minto" table:display="true" table:show-details="true"/>
                <table:data-pilot-member table:name="Eilis Pavlasek" table:display="true" table:show-details="true"/>
                <table:data-pilot-member table:name="Eleonore Airdrie" table:display="true" table:show-details="true"/>
                <table:data-pilot-member table:name="Enoch Dowrey" table:display="true" table:show-details="true"/>
                <table:data-pilot-member table:name="Estell Kingsland" table:display="true" table:show-details="true"/>
                <table:data-pilot-member table:name="Evangelina Lergan" table:display="true" table:show-details="true"/>
                <table:data-pilot-member table:name="Evanne  Sheryn" table:display="true" table:show-details="true"/>
                <table:data-pilot-member table:name="Ewart Hovel" table:display="true" table:show-details="true"/>
                <table:data-pilot-member table:name="Fanchon Furney" table:display="true" table:show-details="true"/>
                <table:data-pilot-member table:name="Faun Rickeard" table:display="true" table:show-details="true"/>
                <table:data-pilot-member table:name="Felice McMurty" table:display="true" table:show-details="true"/>
                <table:data-pilot-member table:name="Floyd  Cowgill" table:display="true" table:show-details="true"/>
                <table:data-pilot-member table:name="Frasier Straw" table:display="true" table:show-details="true"/>
                <table:data-pilot-member table:name="Freddy Linford" table:display="true" table:show-details="true"/>
                <table:data-pilot-member table:name="Genevra Friday" table:display="true" table:show-details="true"/>
                <table:data-pilot-member table:name="Giffer Berlin" table:display="true" table:show-details="true"/>
                <table:data-pilot-member table:name="Gilda Richen" table:display="true" table:show-details="true"/>
                <table:data-pilot-member table:name="Gilles Jaquet" table:display="true" table:show-details="true"/>
                <table:data-pilot-member table:name="Ginger  Myott" table:display="true" table:show-details="true"/>
                <table:data-pilot-member table:name="Giselbert Newlands" table:display="true" table:show-details="true"/>
                <table:data-pilot-member table:name="Gradey Litton" table:display="true" table:show-details="true"/>
                <table:data-pilot-member table:name="Grady Rochelle" table:display="true" table:show-details="true"/>
                <table:data-pilot-member table:name="Granny Spencelayh" table:display="true" table:show-details="true"/>
                <table:data-pilot-member table:name="Grazia Bunkle" table:display="true" table:show-details="true"/>
                <table:data-pilot-member table:name="Hinda Label " table:display="true" table:show-details="true"/>
                <table:data-pilot-member table:name="Hogan Iles" table:display="true" table:show-details="true"/>
                <table:data-pilot-member table:name="Iain Wiburn" table:display="true" table:show-details="true"/>
                <table:data-pilot-member table:name="Ignacius Losel" table:display="true" table:show-details="true"/>
                <table:data-pilot-member table:name="Inge Creer" table:display="true" table:show-details="true"/>
                <table:data-pilot-member table:name="Inger Andriveaux" table:display="true" table:show-details="true"/>
                <table:data-pilot-member table:name="Inger Chapelhow" table:display="true" table:show-details="true"/>
                <table:data-pilot-member table:name="Iris  Wagg" table:display="true" table:show-details="true"/>
                <table:data-pilot-member table:name="Isaak Rawne" table:display="true" table:show-details="true"/>
                <table:data-pilot-member table:name="Janina Wolverson" table:display="true" table:show-details="true"/>
                <table:data-pilot-member table:name="Jessica Callcott" table:display="true" table:show-details="true"/>
                <table:data-pilot-member table:name="Jo-anne Gobeau" table:display="true" table:show-details="true"/>
                <table:data-pilot-member table:name="Julietta Culross" table:display="true" table:show-details="true"/>
                <table:data-pilot-member table:name="Karyn Creeghan" table:display="true" table:show-details="true"/>
                <table:data-pilot-member table:name="Katya Hundy" table:display="true" table:show-details="true"/>
                <table:data-pilot-member table:name="Kellsie Waby" table:display="true" table:show-details="true"/>
                <table:data-pilot-member table:name="Layton Crayden" table:display="true" table:show-details="true"/>
                <table:data-pilot-member table:name="Lea Chaplin" table:display="true" table:show-details="true"/>
                <table:data-pilot-member table:name="Leonidas Cavaney" table:display="true" table:show-details="true"/>
                <table:data-pilot-member table:name="Letisha Carrett" table:display="true" table:show-details="true"/>
                <table:data-pilot-member table:name="Lezlie Philcott" table:display="true" table:show-details="true"/>
                <table:data-pilot-member table:name="Lincoln Cord" table:display="true" table:show-details="true"/>
                <table:data-pilot-member table:name="Lindy Guillet" table:display="true" table:show-details="true"/>
                <table:data-pilot-member table:name="Lion  Adcock" table:display="true" table:show-details="true"/>
                <table:data-pilot-member table:name="Lissy McCoy" table:display="true" table:show-details="true"/>
                <table:data-pilot-member table:name="Lizzie Mullally" table:display="true" table:show-details="true"/>
                <table:data-pilot-member table:name="Mabel Orrow" table:display="true" table:show-details="true"/>
                <table:data-pilot-member table:name="Mackenzie Hannis" table:display="true" table:show-details="true"/>
                <table:data-pilot-member table:name="Magnum Locksley" table:display="true" table:show-details="true"/>
                <table:data-pilot-member table:name="Maible Azemar" table:display="true" table:show-details="true"/>
                <table:data-pilot-member table:name="Malory Biles" table:display="true" table:show-details="true"/>
                <table:data-pilot-member table:name="Marissa Infante" table:display="true" table:show-details="true"/>
                <table:data-pilot-member table:name="Maritsa Marusic" table:display="true" table:show-details="true"/>
                <table:data-pilot-member table:name="Marline Wahncke" table:display="true" table:show-details="true"/>
                <table:data-pilot-member table:name="Marquita Liquorish" table:display="true" table:show-details="true"/>
                <table:data-pilot-member table:name="Matias Cormack " table:display="true" table:show-details="true"/>
                <table:data-pilot-member table:name="Melisa Knott" table:display="true" table:show-details="true"/>
                <table:data-pilot-member table:name="Michale Rolf" table:display="true" table:show-details="true"/>
                <table:data-pilot-member table:name="Mick Spraberry" table:display="true" table:show-details="true"/>
                <table:data-pilot-member table:name="Mickie Dagwell" table:display="true" table:show-details="true"/>
                <table:data-pilot-member table:name="Minerva Ricardot" table:display="true" table:show-details="true"/>
                <table:data-pilot-member table:name="Mollie  Hanway" table:display="true" table:show-details="true"/>
                <table:data-pilot-member table:name="Myrle Prandoni" table:display="true" table:show-details="true"/>
                <table:data-pilot-member table:name="Nananne Gehringer" table:display="true" table:show-details="true"/>
                <table:data-pilot-member table:name="Natalee Craiker" table:display="true" table:show-details="true"/>
                <table:data-pilot-member table:name="Nickolai  Artin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Northrop Reid" table:display="true" table:show-details="true"/>
                <table:data-pilot-member table:name="Novelia Pyffe" table:display="true" table:show-details="true"/>
                <table:data-pilot-member table:name="Oby Sorrel" table:display="true" table:show-details="true"/>
                <table:data-pilot-member table:name="Oona Donan" table:display="true" table:show-details="true"/>
                <table:data-pilot-member table:name="Orlando Gorstidge " table:display="true" table:show-details="true"/>
                <table:data-pilot-member table:name="Pearla  Beteriss" table:display="true" table:show-details="true"/>
                <table:data-pilot-member table:name="Rafaelita Blaksland " table:display="true" table:show-details="true"/>
                <table:data-pilot-member table:name="Renaldo Thomassin" table:display="true" table:show-details="true"/>
                <table:data-pilot-member table:name="Revkah Antonacci" table:display="true" table:show-details="true"/>
                <table:data-pilot-member table:name="Rhiamon Mollison" table:display="true" table:show-details="true"/>
                <table:data-pilot-member table:name="Riccardo Hagan" table:display="true" table:show-details="true"/>
                <table:data-pilot-member table:name="Richy Gray" table:display="true" table:show-details="true"/>
                <table:data-pilot-member table:name="Robinia Scholling" table:display="true" table:show-details="true"/>
                <table:data-pilot-member table:name="Seward Kubera" table:display="true" table:show-details="true"/>
                <table:data-pilot-member table:name="Shantee  D'Antonio" table:display="true" table:show-details="true"/>
                <table:data-pilot-member table:name="Shaylyn Ransbury " table:display="true" table:show-details="true"/>
                <table:data-pilot-member table:name="Shellysheldon Mahady" table:display="true" table:show-details="true"/>
                <table:data-pilot-member table:name="Sidoney Yitzhok" table:display="true" table:show-details="true"/>
                <table:data-pilot-member table:name="Stan  Tolliday" table:display="true" table:show-details="true"/>
                <table:data-pilot-member table:name="Syd Fearn" table:display="true" table:show-details="true"/>
                <table:data-pilot-member table:name="Tabby  Astall" table:display="true" table:show-details="true"/>
                <table:data-pilot-member table:name="Tadio Audritt" table:display="true" table:show-details="true"/>
                <table:data-pilot-member table:name="Tallie Chaikovski" table:display="true" table:show-details="true"/>
                <table:data-pilot-member table:name="Tammi Lackham" table:display="true" table:show-details="true"/>
                <table:data-pilot-member table:name="Thedrick Bothwell" table:display="true" table:show-details="true"/>
                <table:data-pilot-member table:name="Thekla Lynnett" table:display="true" table:show-details="true"/>
                <table:data-pilot-member table:name="Theresita Chasmer" table:display="true" table:show-details="true"/>
                <table:data-pilot-member table:name="Thorvald Milliken" table:display="true" table:show-details="true"/>
                <table:data-pilot-member table:name="Tristam Cuming" table:display="true" table:show-details="true"/>
                <table:data-pilot-member table:name="Van Tuxwell" table:display="true" table:show-details="true"/>
                <table:data-pilot-member table:name="Vaughn Carvill" table:display="true" table:show-details="true"/>
                <table:data-pilot-member table:name="Vere Kulic" table:display="true" table:show-details="true"/>
                <table:data-pilot-member table:name="Verla Timmis" table:display="true" table:show-details="true"/>
                <table:data-pilot-member table:name="Vernor Atyea" table:display="true" table:show-details="true"/>
                <table:data-pilot-member table:name="Wald Bountiff" table:display="true" table:show-details="true"/>
                <table:data-pilot-member table:name="Westbrook Brandino" table:display="true" table:show-details="true"/>
                <table:data-pilot-member table:name="Yanaton Wooster" table:display="true" table:show-details="true"/>
                <table:data-pilot-member table:name="Yvette  Bet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ooo:display-name="Count - Gender*" table:orientation="data" table:used-hierarchy="-1" table:function="count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ooo:display-name="Count - Name*" table:orientation="data" table:used-hierarchy="-1" table:function="count">
            <table:data-pilot-level table:show-empty="false" calcext:repeat-item-labels="false">
              <table:data-pilot-members>
                <table:data-pilot-member table:name=" Fred Dudeney" table:display="true" table:show-details="true"/>
                <table:data-pilot-member table:name=" Jamesy O'Ferris" table:display="true" table:show-details="true"/>
                <table:data-pilot-member table:name=" Jill Shipsey" table:display="true" table:show-details="true"/>
                <table:data-pilot-member table:name=" Joaquin McVitty" table:display="true" table:show-details="true"/>
                <table:data-pilot-member table:name=" Kath Bletsoe" table:display="true" table:show-details="true"/>
                <table:data-pilot-member table:name=" Leena Bruckshaw" table:display="true" table:show-details="true"/>
                <table:data-pilot-member table:name=" Louise Lamming" table:display="true" table:show-details="true"/>
                <table:data-pilot-member table:name=" Pippy Shepperd" table:display="true" table:show-details="true"/>
                <table:data-pilot-member table:name=" Wyn Treadger" table:display="true" table:show-details="true"/>
                <table:data-pilot-member table:name="Abigael Basire" table:display="true" table:show-details="true"/>
                <table:data-pilot-member table:name="Adela Dowsett" table:display="true" table:show-details="true"/>
                <table:data-pilot-member table:name="Adey Ryal" table:display="true" table:show-details="true"/>
                <table:data-pilot-member table:name="Adolph McNalley" table:display="true" table:show-details="true"/>
                <table:data-pilot-member table:name="Adrianne Gave" table:display="true" table:show-details="true"/>
                <table:data-pilot-member table:name="Aileen McCritchie" table:display="true" table:show-details="true"/>
                <table:data-pilot-member table:name="Aldrich  Glenny" table:display="true" table:show-details="true"/>
                <table:data-pilot-member table:name="Alexandros Rackley" table:display="true" table:show-details="true"/>
                <table:data-pilot-member table:name="Alexis Gotfrey" table:display="true" table:show-details="true"/>
                <table:data-pilot-member table:name="Alic Bagg" table:display="true" table:show-details="true"/>
                <table:data-pilot-member table:name="Alicea Pudsall" table:display="true" table:show-details="true"/>
                <table:data-pilot-member table:name="Aloise MacCathay " table:display="true" table:show-details="true"/>
                <table:data-pilot-member table:name="Althea  Bronger" table:display="true" table:show-details="true"/>
                <table:data-pilot-member table:name="Aluin Churly" table:display="true" table:show-details="true"/>
                <table:data-pilot-member table:name="Alyosha Riquet" table:display="true" table:show-details="true"/>
                <table:data-pilot-member table:name="Amery Ofer" table:display="true" table:show-details="true"/>
                <table:data-pilot-member table:name="Anjanette Ferre" table:display="true" table:show-details="true"/>
                <table:data-pilot-member table:name="Ansley Gounel" table:display="true" table:show-details="true"/>
                <table:data-pilot-member table:name="Antonetta  Coggeshall" table:display="true" table:show-details="true"/>
                <table:data-pilot-member table:name="Ardella Dyment" table:display="true" table:show-details="true"/>
                <table:data-pilot-member table:name="Audry Yu" table:display="true" table:show-details="true"/>
                <table:data-pilot-member table:name="Barbara-anne Kenchington" table:display="true" table:show-details="true"/>
                <table:data-pilot-member table:name="Bari Toffano" table:display="true" table:show-details="true"/>
                <table:data-pilot-member table:name="Barr Faughny" table:display="true" table:show-details="true"/>
                <table:data-pilot-member table:name="Bendite  Bloan" table:display="true" table:show-details="true"/>
                <table:data-pilot-member table:name="Beverie Moffet" table:display="true" table:show-details="true"/>
                <table:data-pilot-member table:name="Billi Fellgate" table:display="true" table:show-details="true"/>
                <table:data-pilot-member table:name="Brendan  Edgeller" table:display="true" table:show-details="true"/>
                <table:data-pilot-member table:name="Brose MacCorkell" table:display="true" table:show-details="true"/>
                <table:data-pilot-member table:name="Calvin O'Carroll" table:display="true" table:show-details="true"/>
                <table:data-pilot-member table:name="Camilla Castle" table:display="true" table:show-details="true"/>
                <table:data-pilot-member table:name="Cara Havers" table:display="true" table:show-details="true"/>
                <table:data-pilot-member table:name="Caresa Christer" table:display="true" table:show-details="true"/>
                <table:data-pilot-member table:name="Carlin Demke" table:display="true" table:show-details="true"/>
                <table:data-pilot-member table:name="Carolyn Attack " table:display="true" table:show-details="true"/>
                <table:data-pilot-member table:name="Caron Kolakovic" table:display="true" table:show-details="true"/>
                <table:data-pilot-member table:name="Charmane Heistermann" table:display="true" table:show-details="true"/>
                <table:data-pilot-member table:name="Cletus McGarahan " table:display="true" table:show-details="true"/>
                <table:data-pilot-member table:name="Collen Dunbleton" table:display="true" table:show-details="true"/>
                <table:data-pilot-member table:name="Collin Jagson" table:display="true" table:show-details="true"/>
                <table:data-pilot-member table:name="Crawford Scad" table:display="true" table:show-details="true"/>
                <table:data-pilot-member table:name="Daisie Dahlman" table:display="true" table:show-details="true"/>
                <table:data-pilot-member table:name="Daisie McNeice" table:display="true" table:show-details="true"/>
                <table:data-pilot-member table:name="Danica Nayshe" table:display="true" table:show-details="true"/>
                <table:data-pilot-member table:name="Dare Tully" table:display="true" table:show-details="true"/>
                <table:data-pilot-member table:name="Dave Lacoste" table:display="true" table:show-details="true"/>
                <table:data-pilot-member table:name="Dean Biggam" table:display="true" table:show-details="true"/>
                <table:data-pilot-member table:name="Debera Gow " table:display="true" table:show-details="true"/>
                <table:data-pilot-member table:name="Dell Molloy" table:display="true" table:show-details="true"/>
                <table:data-pilot-member table:name="Delphine Jewis" table:display="true" table:show-details="true"/>
                <table:data-pilot-member table:name="Dennison Crosswaite" table:display="true" table:show-details="true"/>
                <table:data-pilot-member table:name="Devinne Tuny" table:display="true" table:show-details="true"/>
                <table:data-pilot-member table:name="Doe Clubley" table:display="true" table:show-details="true"/>
                <table:data-pilot-member table:name="Dulce Colbeck" table:display="true" table:show-details="true"/>
                <table:data-pilot-member table:name="Dulsea Folkes" table:display="true" table:show-details="true"/>
                <table:data-pilot-member table:name="Easter Pyke" table:display="true" table:show-details="true"/>
                <table:data-pilot-member table:name="Edd  MacKnockiter" table:display="true" table:show-details="true"/>
                <table:data-pilot-member table:name="Edi  Hofton" table:display="true" table:show-details="true"/>
                <table:data-pilot-member table:name="Egor Minto" table:display="true" table:show-details="true"/>
                <table:data-pilot-member table:name="Eilis Pavlasek" table:display="true" table:show-details="true"/>
                <table:data-pilot-member table:name="Eleonore Airdrie" table:display="true" table:show-details="true"/>
                <table:data-pilot-member table:name="Enoch Dowrey" table:display="true" table:show-details="true"/>
                <table:data-pilot-member table:name="Estell Kingsland" table:display="true" table:show-details="true"/>
                <table:data-pilot-member table:name="Evangelina Lergan" table:display="true" table:show-details="true"/>
                <table:data-pilot-member table:name="Evanne  Sheryn" table:display="true" table:show-details="true"/>
                <table:data-pilot-member table:name="Ewart Hovel" table:display="true" table:show-details="true"/>
                <table:data-pilot-member table:name="Fanchon Furney" table:display="true" table:show-details="true"/>
                <table:data-pilot-member table:name="Faun Rickeard" table:display="true" table:show-details="true"/>
                <table:data-pilot-member table:name="Felice McMurty" table:display="true" table:show-details="true"/>
                <table:data-pilot-member table:name="Floyd  Cowgill" table:display="true" table:show-details="true"/>
                <table:data-pilot-member table:name="Frasier Straw" table:display="true" table:show-details="true"/>
                <table:data-pilot-member table:name="Freddy Linford" table:display="true" table:show-details="true"/>
                <table:data-pilot-member table:name="Genevra Friday" table:display="true" table:show-details="true"/>
                <table:data-pilot-member table:name="Giffer Berlin" table:display="true" table:show-details="true"/>
                <table:data-pilot-member table:name="Gilda Richen" table:display="true" table:show-details="true"/>
                <table:data-pilot-member table:name="Gilles Jaquet" table:display="true" table:show-details="true"/>
                <table:data-pilot-member table:name="Ginger  Myott" table:display="true" table:show-details="true"/>
                <table:data-pilot-member table:name="Giselbert Newlands" table:display="true" table:show-details="true"/>
                <table:data-pilot-member table:name="Gradey Litton" table:display="true" table:show-details="true"/>
                <table:data-pilot-member table:name="Grady Rochelle" table:display="true" table:show-details="true"/>
                <table:data-pilot-member table:name="Granny Spencelayh" table:display="true" table:show-details="true"/>
                <table:data-pilot-member table:name="Grazia Bunkle" table:display="true" table:show-details="true"/>
                <table:data-pilot-member table:name="Hinda Label " table:display="true" table:show-details="true"/>
                <table:data-pilot-member table:name="Hogan Iles" table:display="true" table:show-details="true"/>
                <table:data-pilot-member table:name="Iain Wiburn" table:display="true" table:show-details="true"/>
                <table:data-pilot-member table:name="Ignacius Losel" table:display="true" table:show-details="true"/>
                <table:data-pilot-member table:name="Inge Creer" table:display="true" table:show-details="true"/>
                <table:data-pilot-member table:name="Inger Andriveaux" table:display="true" table:show-details="true"/>
                <table:data-pilot-member table:name="Inger Chapelhow" table:display="true" table:show-details="true"/>
                <table:data-pilot-member table:name="Iris  Wagg" table:display="true" table:show-details="true"/>
                <table:data-pilot-member table:name="Isaak Rawne" table:display="true" table:show-details="true"/>
                <table:data-pilot-member table:name="Janina Wolverson" table:display="true" table:show-details="true"/>
                <table:data-pilot-member table:name="Jessica Callcott" table:display="true" table:show-details="true"/>
                <table:data-pilot-member table:name="Jo-anne Gobeau" table:display="true" table:show-details="true"/>
                <table:data-pilot-member table:name="Julietta Culross" table:display="true" table:show-details="true"/>
                <table:data-pilot-member table:name="Karyn Creeghan" table:display="true" table:show-details="true"/>
                <table:data-pilot-member table:name="Katya Hundy" table:display="true" table:show-details="true"/>
                <table:data-pilot-member table:name="Kellsie Waby" table:display="true" table:show-details="true"/>
                <table:data-pilot-member table:name="Layton Crayden" table:display="true" table:show-details="true"/>
                <table:data-pilot-member table:name="Lea Chaplin" table:display="true" table:show-details="true"/>
                <table:data-pilot-member table:name="Leonidas Cavaney" table:display="true" table:show-details="true"/>
                <table:data-pilot-member table:name="Letisha Carrett" table:display="true" table:show-details="true"/>
                <table:data-pilot-member table:name="Lezlie Philcott" table:display="true" table:show-details="true"/>
                <table:data-pilot-member table:name="Lincoln Cord" table:display="true" table:show-details="true"/>
                <table:data-pilot-member table:name="Lindy Guillet" table:display="true" table:show-details="true"/>
                <table:data-pilot-member table:name="Lion  Adcock" table:display="true" table:show-details="true"/>
                <table:data-pilot-member table:name="Lissy McCoy" table:display="true" table:show-details="true"/>
                <table:data-pilot-member table:name="Lizzie Mullally" table:display="true" table:show-details="true"/>
                <table:data-pilot-member table:name="Mabel Orrow" table:display="true" table:show-details="true"/>
                <table:data-pilot-member table:name="Mackenzie Hannis" table:display="true" table:show-details="true"/>
                <table:data-pilot-member table:name="Magnum Locksley" table:display="true" table:show-details="true"/>
                <table:data-pilot-member table:name="Maible Azemar" table:display="true" table:show-details="true"/>
                <table:data-pilot-member table:name="Malory Biles" table:display="true" table:show-details="true"/>
                <table:data-pilot-member table:name="Marissa Infante" table:display="true" table:show-details="true"/>
                <table:data-pilot-member table:name="Maritsa Marusic" table:display="true" table:show-details="true"/>
                <table:data-pilot-member table:name="Marline Wahncke" table:display="true" table:show-details="true"/>
                <table:data-pilot-member table:name="Marquita Liquorish" table:display="true" table:show-details="true"/>
                <table:data-pilot-member table:name="Matias Cormack " table:display="true" table:show-details="true"/>
                <table:data-pilot-member table:name="Melisa Knott" table:display="true" table:show-details="true"/>
                <table:data-pilot-member table:name="Michale Rolf" table:display="true" table:show-details="true"/>
                <table:data-pilot-member table:name="Mick Spraberry" table:display="true" table:show-details="true"/>
                <table:data-pilot-member table:name="Mickie Dagwell" table:display="true" table:show-details="true"/>
                <table:data-pilot-member table:name="Minerva Ricardot" table:display="true" table:show-details="true"/>
                <table:data-pilot-member table:name="Mollie  Hanway" table:display="true" table:show-details="true"/>
                <table:data-pilot-member table:name="Myrle Prandoni" table:display="true" table:show-details="true"/>
                <table:data-pilot-member table:name="Nananne Gehringer" table:display="true" table:show-details="true"/>
                <table:data-pilot-member table:name="Natalee Craiker" table:display="true" table:show-details="true"/>
                <table:data-pilot-member table:name="Nickolai  Artin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Northrop Reid" table:display="true" table:show-details="true"/>
                <table:data-pilot-member table:name="Novelia Pyffe" table:display="true" table:show-details="true"/>
                <table:data-pilot-member table:name="Oby Sorrel" table:display="true" table:show-details="true"/>
                <table:data-pilot-member table:name="Oona Donan" table:display="true" table:show-details="true"/>
                <table:data-pilot-member table:name="Orlando Gorstidge " table:display="true" table:show-details="true"/>
                <table:data-pilot-member table:name="Pearla  Beteriss" table:display="true" table:show-details="true"/>
                <table:data-pilot-member table:name="Rafaelita Blaksland " table:display="true" table:show-details="true"/>
                <table:data-pilot-member table:name="Renaldo Thomassin" table:display="true" table:show-details="true"/>
                <table:data-pilot-member table:name="Revkah Antonacci" table:display="true" table:show-details="true"/>
                <table:data-pilot-member table:name="Rhiamon Mollison" table:display="true" table:show-details="true"/>
                <table:data-pilot-member table:name="Riccardo Hagan" table:display="true" table:show-details="true"/>
                <table:data-pilot-member table:name="Richy Gray" table:display="true" table:show-details="true"/>
                <table:data-pilot-member table:name="Robinia Scholling" table:display="true" table:show-details="true"/>
                <table:data-pilot-member table:name="Seward Kubera" table:display="true" table:show-details="true"/>
                <table:data-pilot-member table:name="Shantee  D'Antonio" table:display="true" table:show-details="true"/>
                <table:data-pilot-member table:name="Shaylyn Ransbury " table:display="true" table:show-details="true"/>
                <table:data-pilot-member table:name="Shellysheldon Mahady" table:display="true" table:show-details="true"/>
                <table:data-pilot-member table:name="Sidoney Yitzhok" table:display="true" table:show-details="true"/>
                <table:data-pilot-member table:name="Stan  Tolliday" table:display="true" table:show-details="true"/>
                <table:data-pilot-member table:name="Syd Fearn" table:display="true" table:show-details="true"/>
                <table:data-pilot-member table:name="Tabby  Astall" table:display="true" table:show-details="true"/>
                <table:data-pilot-member table:name="Tadio Audritt" table:display="true" table:show-details="true"/>
                <table:data-pilot-member table:name="Tallie Chaikovski" table:display="true" table:show-details="true"/>
                <table:data-pilot-member table:name="Tammi Lackham" table:display="true" table:show-details="true"/>
                <table:data-pilot-member table:name="Thedrick Bothwell" table:display="true" table:show-details="true"/>
                <table:data-pilot-member table:name="Thekla Lynnett" table:display="true" table:show-details="true"/>
                <table:data-pilot-member table:name="Theresita Chasmer" table:display="true" table:show-details="true"/>
                <table:data-pilot-member table:name="Thorvald Milliken" table:display="true" table:show-details="true"/>
                <table:data-pilot-member table:name="Tristam Cuming" table:display="true" table:show-details="true"/>
                <table:data-pilot-member table:name="Van Tuxwell" table:display="true" table:show-details="true"/>
                <table:data-pilot-member table:name="Vaughn Carvill" table:display="true" table:show-details="true"/>
                <table:data-pilot-member table:name="Vere Kulic" table:display="true" table:show-details="true"/>
                <table:data-pilot-member table:name="Verla Timmis" table:display="true" table:show-details="true"/>
                <table:data-pilot-member table:name="Vernor Atyea" table:display="true" table:show-details="true"/>
                <table:data-pilot-member table:name="Wald Bountiff" table:display="true" table:show-details="true"/>
                <table:data-pilot-member table:name="Westbrook Brandino" table:display="true" table:show-details="true"/>
                <table:data-pilot-member table:name="Yanaton Wooster" table:display="true" table:show-details="true"/>
                <table:data-pilot-member table:name="Yvette  Bet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Pivot_20_Table_5f_Sheet1_5f_1" style:display-name="PageStyle_Pivot Table_Sheet1_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vot_20_Table_5f_Sheet1_5f_2" style:display-name="PageStyle_Pivot Table_Sheet1_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4T09:17:22</meta:creation-date>
    <meta:initial-creator>shanmathi baskaran</meta:initial-creator>
    <dc:language>en-US</dc:language>
    <dc:date>2024-08-29T11:52:20</dc:date>
    <meta:editing-cycles>3</meta:editing-cycles>
    <meta:editing-duration>PT1H28M</meta:editing-duration>
    <meta:generator>LibreOffice/7.5.0.3$Windows_X86_64 LibreOffice_project/c21113d003cd3efa8c53188764377a8272d9d6de</meta:generator>
    <meta:document-statistic meta:table-count="3" meta:cell-count="1864" meta:object-count="4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87cm" svg:height="9.004cm" xlink:href="." xlink:type="simple" chart:class="chart:bar" chart:style-name="ch1">
        <chart:legend chart:legend-position="end" svg:x="13.486cm" svg:y="3.705cm" style:legend-expansion="high" chart:style-name="ch2"/>
        <chart:plot-area chart:style-name="ch3" chart:data-source-has-labels="both" svg:x="0.319cm" svg:y="0.18cm" svg:width="12.848cm" svg:height="8.644cm">
          <chart:coordinate-region svg:x="1.546cm" svg:y="0.379cm" svg:width="11.539cm" svg:height="4.921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series chart:style-name="ch8" chart:values-cell-range-address="local-table.$C$2:.$C$14" chart:label-cell-address="local-table.$C$1" chart:class="chart:bar">
            <chart:data-point chart:repeated="13"/>
          </chart:series>
          <chart:series chart:style-name="ch9" chart:values-cell-range-address="local-table.$D$2:.$D$14" chart:label-cell-address="local-table.$D$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 Term</text:p>
              </table:table-cell>
              <table:table-cell office:value-type="string">
                <text:p>Permanent</text:p>
              </table:table-cell>
              <table:table-cell office:value-type="string">
                <text:p>Temporary</text:p>
              </table:table-cell>
            </table:table-row>
          </table:table-header-rows>
          <table:table-rows>
            <table:table-row>
              <table:table-cell office:value-type="string">
                <text:p>Accounting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siness Development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uman Resourc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duct Management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earch and Development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4b1f6f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chart-properties chart:solid-type="cuboid"/>
      <style:graphic-properties draw:fill-color="#c5000b"/>
    </style:style>
    <style:style style:name="ch18" style:family="chart">
      <style:chart-properties chart:solid-type="cuboid"/>
      <style:graphic-properties draw:fill-color="#0084d1"/>
    </style:style>
    <style:style style:name="ch19" style:family="chart" style:data-style-name="N0">
      <style:chart-properties chart:link-data-style-to-source="true" chart:label-position="avoid-overlap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 chart:label-position="avoid-overlap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21" style:family="chart">
      <style:graphic-properties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5.988cm" svg:height="9.005cm" xlink:href="." xlink:type="simple" chart:class="chart:circle" chart:style-name="ch1">
        <chart:legend chart:legend-position="end" svg:x="11cm" svg:y="1.215cm" style:legend-expansion="high" chart:style-name="ch2"/>
        <chart:plot-area chart:style-name="ch3" chart:data-source-has-labels="both" svg:x="0.319cm" svg:y="0.18cm" svg:width="10.362cm" svg:height="8.645cm">
          <chart:coordinate-region svg:x="1.178cm" svg:y="0.181cm" svg:width="8.644cm" svg:height="8.644cm"/>
          <chart:axis chart:dimension="x" chart:name="primary-x" chart:style-name="ch4" chartooo:axis-type="text">
            <chart:categories table:cell-range-address="local-table.$A$2:.$A$14"/>
          </chart:axis>
          <chart:axis chart:dimension="y" chart:name="primary-y" chart:style-name="ch5"/>
          <chart:series chart:style-name="ch6" chart:values-cell-range-address="local-table.$B$2:.$B$14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series chart:style-name="ch19" chart:values-cell-range-address="local-table.$C$2:.$C$14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series chart:style-name="ch20" chart:values-cell-range-address="local-table.$D$2:.$D$14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 Term</text:p>
              </table:table-cell>
              <table:table-cell office:value-type="string">
                <text:p>Permanent</text:p>
              </table:table-cell>
              <table:table-cell office:value-type="string">
                <text:p>Temporary</text:p>
              </table:table-cell>
            </table:table-row>
          </table:table-header-rows>
          <table:table-rows>
            <table:table-row>
              <table:table-cell office:value-type="string">
                <text:p>Accounting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siness Development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uman Resourc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duct Management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search and Development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6cm" svg:height="9.004cm" xlink:href="." xlink:type="simple" chart:class="chart:bar" chart:style-name="ch1">
        <chart:legend chart:legend-position="end" svg:x="14.474cm" svg:y="4.203cm" style:legend-expansion="high" chart:style-name="ch2"/>
        <chart:plot-area chart:style-name="ch3" chart:data-source-has-labels="both" svg:x="0.348cm" svg:y="1.081cm" svg:width="12.546cm" svg:height="6.841cm">
          <chart:coordinate-region svg:x="1.155cm" svg:y="1.28cm" svg:width="11.739cm" svg:height="5.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emale Count - Gender</text:p>
                <text:list>
                  <text:list-item>
                    <text:p>Fe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Fe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Gender</text:p>
                <text:list>
                  <text:list-item>
                    <text:p>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(empty) Count - Name</text:p>
                <text:list>
                  <text:list-item>
                    <text:p>(empty)</text:p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 chart:pie-offset="50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13cm" svg:height="9.004cm" xlink:href="." xlink:type="simple" chart:class="chart:circle" chart:style-name="ch1">
        <chart:legend chart:legend-position="end" svg:x="11.686cm" svg:y="3.207cm" style:legend-expansion="high" chart:style-name="ch2"/>
        <chart:plot-area chart:style-name="ch3" chart:data-source-has-labels="both" svg:x="0.32cm" svg:y="0.18cm" svg:width="11.046cm" svg:height="8.644cm">
          <chart:coordinate-region svg:x="1.521cm" svg:y="0.181cm" svg:width="8.643cm" svg:height="8.6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/>
          <chart:series chart:style-name="ch6" chart:values-cell-range-address="local-table.$B$2:.$B$6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Female Count - Gender</text:p>
                <text:list>
                  <text:list-item>
                    <text:p>Fe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Fe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Gender</text:p>
                <text:list>
                  <text:list-item>
                    <text:p>Male</text:p>
                  </text:list-item>
                  <text:list-item>
                    <text:p>Count - Gender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Male Count - Name</text:p>
                <text:list>
                  <text:list-item>
                    <text:p/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(empty) Count - Name</text:p>
                <text:list>
                  <text:list-item>
                    <text:p>(empty)</text:p>
                  </text:list-item>
                  <text:list-item>
                    <text:p>Count - Name</text:p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